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a3fe0" officeooo:paragraph-rsid="001a3fe0"/>
    </style:style>
    <style:style style:name="P2" style:family="paragraph" style:parent-style-name="Standard">
      <style:paragraph-properties fo:text-align="start" style:justify-single-word="false"/>
      <style:text-properties officeooo:rsid="001a3fe0" officeooo:paragraph-rsid="001a3fe0"/>
    </style:style>
    <style:style style:name="P3" style:family="paragraph" style:parent-style-name="Standard">
      <style:paragraph-properties fo:text-align="start" style:justify-single-word="false"/>
      <style:text-properties fo:font-weight="bold" officeooo:rsid="001a3fe0" officeooo:paragraph-rsid="001a3fe0" style:font-weight-asian="bold" style:font-weight-complex="bold"/>
    </style:style>
    <style:style style:name="P4" style:family="paragraph" style:parent-style-name="Standard">
      <style:paragraph-properties fo:text-align="start" style:justify-single-word="false"/>
      <style:text-properties fo:font-weight="bold" officeooo:rsid="001cc907" officeooo:paragraph-rsid="001cc907" style:font-weight-asian="bold" style:font-weight-complex="bold"/>
    </style:style>
    <style:style style:name="P5" style:family="paragraph" style:parent-style-name="Standard">
      <style:paragraph-properties fo:text-align="start" style:justify-single-word="false"/>
      <style:text-properties fo:font-style="italic" fo:font-weight="bold" officeooo:rsid="0020ff6e" officeooo:paragraph-rsid="0020ff6e"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276255" officeooo:paragraph-rsid="00276255"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76255" officeooo:paragraph-rsid="0028448e"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76255" officeooo:paragraph-rsid="002b6c0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cea1" officeooo:paragraph-rsid="0030cea1"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0cea1" officeooo:paragraph-rsid="0039cf0e"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30cea1" officeooo:paragraph-rsid="003af538"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043ca" officeooo:paragraph-rsid="004043c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70415" officeooo:paragraph-rsid="00470415"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4a0874" officeooo:paragraph-rsid="004a0874"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31eba" officeooo:paragraph-rsid="00531eba"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5c3eda" officeooo:paragraph-rsid="005c3eda"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5c3eda" officeooo:paragraph-rsid="005fed3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5c3eda" officeooo:paragraph-rsid="0060260a"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6310bb" officeooo:paragraph-rsid="006310bb"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25035" officeooo:paragraph-rsid="00725035"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7a313" officeooo:paragraph-rsid="0077a313"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cd9d" officeooo:paragraph-rsid="007ccd9d"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815624" officeooo:paragraph-rsid="00815624"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86d524" officeooo:paragraph-rsid="0086d524"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normal" officeooo:rsid="001ef341" officeooo:paragraph-rsid="001cc907"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fo:font-weight="normal" officeooo:rsid="001f205a" officeooo:paragraph-rsid="001cc907"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fo:font-weight="normal" officeooo:rsid="0020ff6e" officeooo:paragraph-rsid="001cc907"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fo:font-weight="normal" officeooo:rsid="002112ad" officeooo:paragraph-rsid="0020ff6e"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fo:font-weight="normal" officeooo:rsid="00225148" officeooo:paragraph-rsid="0020ff6e"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24b006" officeooo:paragraph-rsid="0020ff6e"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fo:font-weight="normal" officeooo:rsid="00282aa2" officeooo:paragraph-rsid="0028448e"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282aa2" officeooo:paragraph-rsid="00276255"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282aa2" officeooo:paragraph-rsid="002b6c08"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tyle="italic" fo:font-weight="normal" officeooo:rsid="0031d327" officeooo:paragraph-rsid="0030cea1"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font-style="italic" fo:font-weight="normal" officeooo:rsid="00334a05" officeooo:paragraph-rsid="0030cea1"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italic" fo:font-weight="normal" officeooo:rsid="00351371" officeooo:paragraph-rsid="0030cea1"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italic" fo:font-weight="normal" officeooo:rsid="00376201" officeooo:paragraph-rsid="0030cea1"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font-style="italic" fo:font-weight="normal" officeooo:rsid="0039cf0e" officeooo:paragraph-rsid="0030cea1"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fo:font-weight="normal" officeooo:rsid="0039cf0e" officeooo:paragraph-rsid="0039cf0e"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font-style="italic" fo:font-weight="normal" officeooo:rsid="0039cf0e" officeooo:paragraph-rsid="003af538"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fo:font-weight="normal" officeooo:rsid="003af538" officeooo:paragraph-rsid="003af538"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4043ca" officeooo:paragraph-rsid="004043ca"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433310" officeooo:paragraph-rsid="004043ca"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45e25c" officeooo:paragraph-rsid="004043ca"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4903a9" officeooo:paragraph-rsid="00470415"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4a0874" officeooo:paragraph-rsid="004a0874"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4caaff" officeooo:paragraph-rsid="004a0874"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4ccb73" officeooo:paragraph-rsid="004a0874"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515510" officeooo:paragraph-rsid="004a0874"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58e5aa" officeooo:paragraph-rsid="00531eba"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5adefe" officeooo:paragraph-rsid="00531eba"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5c3eda" officeooo:paragraph-rsid="005c3eda"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5c4448" officeooo:paragraph-rsid="005c3eda"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5c4448" officeooo:paragraph-rsid="005fed3f"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60260a" officeooo:paragraph-rsid="0060260a"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6310bb" officeooo:paragraph-rsid="006310bb"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676038" officeooo:paragraph-rsid="006310bb"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6d22c1" officeooo:paragraph-rsid="006310bb"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69a785" officeooo:paragraph-rsid="006310bb"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725035" officeooo:paragraph-rsid="00725035"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77d8e3" officeooo:paragraph-rsid="0077a313"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normal" officeooo:rsid="007a2f75" officeooo:paragraph-rsid="0077a313"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fo:font-weight="normal" officeooo:rsid="007d5237" officeooo:paragraph-rsid="007ccd9d"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normal" fo:font-weight="bold" officeooo:rsid="0020ff6e" officeooo:paragraph-rsid="0020ff6e"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tyle="normal" fo:font-weight="bold" officeooo:rsid="00276255" officeooo:paragraph-rsid="00276255"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normal" fo:font-weight="bold" officeooo:rsid="0030cea1" officeooo:paragraph-rsid="0030cea1"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tyle="normal" fo:font-weight="bold" officeooo:rsid="004043ca" officeooo:paragraph-rsid="004043ca"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normal" fo:font-weight="bold" officeooo:rsid="00470415" officeooo:paragraph-rsid="00470415"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font-style="normal" fo:font-weight="bold" officeooo:rsid="004a0874" officeooo:paragraph-rsid="004a0874"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tyle="normal" fo:font-weight="bold" officeooo:rsid="00531eba" officeooo:paragraph-rsid="00531eba"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fo:font-weight="bold" officeooo:rsid="005c3eda" officeooo:paragraph-rsid="005c3eda"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fo:font-weight="bold" officeooo:rsid="006310bb" officeooo:paragraph-rsid="006310bb"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tyle="normal" fo:font-weight="bold" officeooo:rsid="00725035" officeooo:paragraph-rsid="00725035"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77a313" officeooo:paragraph-rsid="0077a313"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7ccd9d" officeooo:paragraph-rsid="007ccd9d"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normal" officeooo:rsid="001eb524" officeooo:paragraph-rsid="001cc907"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1ef341" officeooo:paragraph-rsid="001cc907"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1f205a" officeooo:paragraph-rsid="001cc907"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200ed7" officeooo:paragraph-rsid="001cc907"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20ff6e" officeooo:paragraph-rsid="001cc907"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2112ad" officeooo:paragraph-rsid="0020ff6e"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225148" officeooo:paragraph-rsid="0020ff6e"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232150" officeooo:paragraph-rsid="0020ff6e"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24b006" officeooo:paragraph-rsid="0020ff6e"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24cf1c" officeooo:paragraph-rsid="0020ff6e"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25b9cd" officeooo:paragraph-rsid="0020ff6e"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282aa2" officeooo:paragraph-rsid="00276255"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2b6c08" officeooo:paragraph-rsid="00276255"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2d53f4" officeooo:paragraph-rsid="00276255"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308c52" officeooo:paragraph-rsid="0027625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30cea1" officeooo:paragraph-rsid="0030cea1"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31d327" officeooo:paragraph-rsid="0030cea1"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332598" officeooo:paragraph-rsid="0030cea1"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334a05" officeooo:paragraph-rsid="0030cea1"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351371" officeooo:paragraph-rsid="0030cea1"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376201" officeooo:paragraph-rsid="0030cea1"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37f29f" officeooo:paragraph-rsid="0030cea1"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39cf0e" officeooo:paragraph-rsid="0030cea1"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39cf0e" officeooo:paragraph-rsid="0039cf0e"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3af538" officeooo:paragraph-rsid="0039cf0e"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3af538" officeooo:paragraph-rsid="003af538"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3ed7c4" officeooo:paragraph-rsid="003af538"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4043ca" officeooo:paragraph-rsid="004043ca"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419d52" officeooo:paragraph-rsid="004043ca"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45e25c" officeooo:paragraph-rsid="004043ca"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46844c" officeooo:paragraph-rsid="004043ca"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470415" officeooo:paragraph-rsid="00470415"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4903a9" officeooo:paragraph-rsid="00470415"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49c763" officeooo:paragraph-rsid="0047041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4a0874" officeooo:paragraph-rsid="004a087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4caaff" officeooo:paragraph-rsid="004a0874"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4ccb73" officeooo:paragraph-rsid="004a0874"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4e20dc" officeooo:paragraph-rsid="004a0874"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515510" officeooo:paragraph-rsid="004a0874"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524d10" officeooo:paragraph-rsid="004a0874"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531eba" officeooo:paragraph-rsid="00531eb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578a42" officeooo:paragraph-rsid="00531eba"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58e5aa" officeooo:paragraph-rsid="00531eb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5bd30e" officeooo:paragraph-rsid="00531eba"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5c3eda" officeooo:paragraph-rsid="005c3eda"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5c4448" officeooo:paragraph-rsid="005c3eda"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5dbc2f" officeooo:paragraph-rsid="005c3eda"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60260a" officeooo:paragraph-rsid="005c3eda"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60260a" officeooo:paragraph-rsid="0060260a"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620a24" officeooo:paragraph-rsid="0060260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6310bb" officeooo:paragraph-rsid="006310bb"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638d5e" officeooo:paragraph-rsid="006310bb"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66b09e" officeooo:paragraph-rsid="006310bb"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676038" officeooo:paragraph-rsid="006310bb"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68a29d" officeooo:paragraph-rsid="006310bb"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68cff8" officeooo:paragraph-rsid="006310bb"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69a785" officeooo:paragraph-rsid="006310bb"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6e1cd1" officeooo:paragraph-rsid="006310bb"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6fdf86" officeooo:paragraph-rsid="006310bb"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725035" officeooo:paragraph-rsid="00725035"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754d05" officeooo:paragraph-rsid="00725035"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76d5b7" officeooo:paragraph-rsid="00725035"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77a313" officeooo:paragraph-rsid="0077a313"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7a2f75" officeooo:paragraph-rsid="0077a313"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7be9f8" officeooo:paragraph-rsid="0077a313"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fo:font-weight="normal" officeooo:rsid="007ccd9d" officeooo:paragraph-rsid="007ccd9d"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7d5237" officeooo:paragraph-rsid="007ccd9d"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weight="normal" officeooo:rsid="001a3fe0" officeooo:paragraph-rsid="001a3fe0" style:font-weight-asian="normal" style:font-weight-complex="normal"/>
    </style:style>
    <style:style style:name="P144" style:family="paragraph" style:parent-style-name="Standard">
      <style:paragraph-properties fo:text-align="start" style:justify-single-word="false"/>
      <style:text-properties fo:font-weight="normal" officeooo:rsid="001eb524" officeooo:paragraph-rsid="001cc907" style:font-weight-asian="normal" style:font-weight-complex="normal"/>
    </style:style>
    <style:style style:name="P145" style:family="paragraph" style:parent-style-name="Standard" style:list-style-name="L1">
      <style:paragraph-properties fo:text-align="start" style:justify-single-word="false"/>
      <style:text-properties fo:font-weight="normal" officeooo:rsid="001a3fe0" officeooo:paragraph-rsid="001a3fe0" style:font-weight-asian="normal" style:font-weight-complex="normal"/>
    </style:style>
    <style:style style:name="P146" style:family="paragraph" style:parent-style-name="Standard">
      <style:paragraph-properties fo:text-align="start" style:justify-single-word="false"/>
      <style:text-properties fo:font-style="italic" fo:font-weight="normal" officeooo:rsid="0080058d" officeooo:paragraph-rsid="007ccd9d" style:font-style-asian="italic" style:font-weight-asian="normal" style:font-style-complex="italic" style:font-weight-complex="normal"/>
    </style:style>
    <style:style style:name="P147" style:family="paragraph" style:parent-style-name="Standard">
      <style:paragraph-properties fo:text-align="start" style:justify-single-word="false"/>
      <style:text-properties fo:font-style="italic" fo:font-weight="normal" officeooo:rsid="0088ddab" officeooo:paragraph-rsid="0086d524"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style="italic" fo:font-weight="normal" officeooo:rsid="008b89c7" officeooo:paragraph-rsid="0086d524"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style="italic" fo:font-weight="normal" officeooo:rsid="0090a40b" officeooo:paragraph-rsid="0086d524"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style="italic" fo:font-weight="normal" officeooo:rsid="00927777" officeooo:paragraph-rsid="0086d524"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style="italic" fo:font-weight="bold" officeooo:rsid="0086d524" officeooo:paragraph-rsid="0086d524" style:font-style-asian="italic" style:font-weight-asian="bold" style:font-style-complex="italic" style:font-weight-complex="bold"/>
    </style:style>
    <style:style style:name="P152" style:family="paragraph" style:parent-style-name="Standard">
      <style:paragraph-properties fo:text-align="start" style:justify-single-word="false"/>
      <style:text-properties fo:font-style="italic" fo:font-weight="bold" officeooo:rsid="0094d886" officeooo:paragraph-rsid="0094d886" style:font-style-asian="italic" style:font-weight-asian="bold" style:font-style-complex="italic" style:font-weight-complex="bold"/>
    </style:style>
    <style:style style:name="P153" style:family="paragraph" style:parent-style-name="Standard">
      <style:paragraph-properties fo:text-align="start" style:justify-single-word="false"/>
      <style:text-properties fo:font-style="normal" fo:font-weight="normal" officeooo:rsid="00804d42" officeooo:paragraph-rsid="007ccd9d"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087018e" officeooo:paragraph-rsid="0086d524"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88a6c7" officeooo:paragraph-rsid="0086d524"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088ddab" officeooo:paragraph-rsid="0086d524"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fo:font-weight="normal" officeooo:rsid="0090a40b" officeooo:paragraph-rsid="0086d524"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fo:font-weight="normal" officeooo:rsid="00927777" officeooo:paragraph-rsid="0086d524"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text-line-through-style="none" style:text-line-through-type="none" fo:font-style="normal" fo:font-weight="normal" officeooo:rsid="00809d0c" officeooo:paragraph-rsid="007ccd9d"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text-line-through-style="none" style:text-line-through-type="none" fo:font-style="normal" fo:font-weight="normal" officeooo:rsid="00815624" officeooo:paragraph-rsid="00815624"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style:text-line-through-style="none" style:text-line-through-type="none" fo:font-style="normal" fo:font-weight="normal" officeooo:rsid="0087018e" officeooo:paragraph-rsid="0086d524"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style:text-line-through-style="none" style:text-line-through-type="none" fo:font-style="normal" fo:font-weight="bold" officeooo:rsid="0086d524" officeooo:paragraph-rsid="0086d524"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eb524" style:font-weight-asian="normal" style:font-weight-complex="normal"/>
    </style:style>
    <style:style style:name="T3" style:family="text">
      <style:text-properties fo:font-weight="normal" officeooo:rsid="002112ad" style:font-weight-asian="normal" style:font-weight-complex="normal"/>
    </style:style>
    <style:style style:name="T4" style:family="text">
      <style:text-properties fo:font-weight="normal" officeooo:rsid="00225148" style:font-weight-asian="normal" style:font-weight-complex="normal"/>
    </style:style>
    <style:style style:name="T5" style:family="text">
      <style:text-properties fo:font-weight="normal" officeooo:rsid="0024b006" style:font-weight-asian="normal" style:font-weight-complex="normal"/>
    </style:style>
    <style:style style:name="T6" style:family="text">
      <style:text-properties fo:font-weight="normal" officeooo:rsid="00282aa2" style:font-weight-asian="normal" style:font-weight-complex="normal"/>
    </style:style>
    <style:style style:name="T7" style:family="text">
      <style:text-properties fo:font-weight="normal" officeooo:rsid="002b6c08" style:font-weight-asian="normal" style:font-weight-complex="normal"/>
    </style:style>
    <style:style style:name="T8" style:family="text">
      <style:text-properties fo:font-weight="normal" officeooo:rsid="0028448e" style:font-weight-asian="normal" style:font-weight-complex="normal"/>
    </style:style>
    <style:style style:name="T9" style:family="text">
      <style:text-properties fo:font-weight="normal" officeooo:rsid="002991e6" style:font-weight-asian="normal" style:font-weight-complex="normal"/>
    </style:style>
    <style:style style:name="T10" style:family="text">
      <style:text-properties fo:font-weight="normal" officeooo:rsid="0031d327" style:font-weight-asian="normal" style:font-weight-complex="normal"/>
    </style:style>
    <style:style style:name="T11" style:family="text">
      <style:text-properties fo:font-weight="normal" officeooo:rsid="00334a05" style:font-weight-asian="normal" style:font-weight-complex="normal"/>
    </style:style>
    <style:style style:name="T12" style:family="text">
      <style:text-properties fo:font-weight="normal" officeooo:rsid="00351371" style:font-weight-asian="normal" style:font-weight-complex="normal"/>
    </style:style>
    <style:style style:name="T13" style:family="text">
      <style:text-properties fo:font-weight="normal" officeooo:rsid="0035b251" style:font-weight-asian="normal" style:font-weight-complex="normal"/>
    </style:style>
    <style:style style:name="T14" style:family="text">
      <style:text-properties fo:font-weight="normal" officeooo:rsid="00376201" style:font-weight-asian="normal" style:font-weight-complex="normal"/>
    </style:style>
    <style:style style:name="T15" style:family="text">
      <style:text-properties fo:font-weight="normal" officeooo:rsid="0039cf0e" style:font-weight-asian="normal" style:font-weight-complex="normal"/>
    </style:style>
    <style:style style:name="T16" style:family="text">
      <style:text-properties fo:font-weight="normal" officeooo:rsid="003af538" style:font-weight-asian="normal" style:font-weight-complex="normal"/>
    </style:style>
    <style:style style:name="T17" style:family="text">
      <style:text-properties fo:font-weight="normal" officeooo:rsid="00433310" style:font-weight-asian="normal" style:font-weight-complex="normal"/>
    </style:style>
    <style:style style:name="T18" style:family="text">
      <style:text-properties fo:font-weight="normal" officeooo:rsid="0045e25c" style:font-weight-asian="normal" style:font-weight-complex="normal"/>
    </style:style>
    <style:style style:name="T19" style:family="text">
      <style:text-properties fo:font-weight="normal" officeooo:rsid="004903a9" style:font-weight-asian="normal" style:font-weight-complex="normal"/>
    </style:style>
    <style:style style:name="T20" style:family="text">
      <style:text-properties fo:font-weight="normal" officeooo:rsid="004caaff" style:font-weight-asian="normal" style:font-weight-complex="normal"/>
    </style:style>
    <style:style style:name="T21" style:family="text">
      <style:text-properties fo:font-weight="normal" officeooo:rsid="004ccb73" style:font-weight-asian="normal" style:font-weight-complex="normal"/>
    </style:style>
    <style:style style:name="T22" style:family="text">
      <style:text-properties fo:font-weight="normal" officeooo:rsid="00515510" style:font-weight-asian="normal" style:font-weight-complex="normal"/>
    </style:style>
    <style:style style:name="T23" style:family="text">
      <style:text-properties fo:font-weight="normal" officeooo:rsid="0058e5aa" style:font-weight-asian="normal" style:font-weight-complex="normal"/>
    </style:style>
    <style:style style:name="T24" style:family="text">
      <style:text-properties fo:font-weight="normal" officeooo:rsid="005adefe" style:font-weight-asian="normal" style:font-weight-complex="normal"/>
    </style:style>
    <style:style style:name="T25" style:family="text">
      <style:text-properties fo:font-weight="normal" officeooo:rsid="005c4448" style:font-weight-asian="normal" style:font-weight-complex="normal"/>
    </style:style>
    <style:style style:name="T26" style:family="text">
      <style:text-properties fo:font-weight="normal" officeooo:rsid="005fed3f" style:font-weight-asian="normal" style:font-weight-complex="normal"/>
    </style:style>
    <style:style style:name="T27" style:family="text">
      <style:text-properties fo:font-weight="normal" officeooo:rsid="0060260a" style:font-weight-asian="normal" style:font-weight-complex="normal"/>
    </style:style>
    <style:style style:name="T28" style:family="text">
      <style:text-properties fo:font-weight="normal" officeooo:rsid="006515cf" style:font-weight-asian="normal" style:font-weight-complex="normal"/>
    </style:style>
    <style:style style:name="T29" style:family="text">
      <style:text-properties fo:font-weight="normal" officeooo:rsid="00676038" style:font-weight-asian="normal" style:font-weight-complex="normal"/>
    </style:style>
    <style:style style:name="T30" style:family="text">
      <style:text-properties fo:font-weight="normal" officeooo:rsid="0069a785" style:font-weight-asian="normal" style:font-weight-complex="normal"/>
    </style:style>
    <style:style style:name="T31" style:family="text">
      <style:text-properties fo:font-weight="normal" officeooo:rsid="006b7a94" style:font-weight-asian="normal" style:font-weight-complex="normal"/>
    </style:style>
    <style:style style:name="T32" style:family="text">
      <style:text-properties fo:font-weight="normal" officeooo:rsid="006bc555" style:font-weight-asian="normal" style:font-weight-complex="normal"/>
    </style:style>
    <style:style style:name="T33" style:family="text">
      <style:text-properties fo:font-weight="normal" officeooo:rsid="006d22c1" style:font-weight-asian="normal" style:font-weight-complex="normal"/>
    </style:style>
    <style:style style:name="T34" style:family="text">
      <style:text-properties fo:font-weight="normal" officeooo:rsid="00738cd9" style:font-weight-asian="normal" style:font-weight-complex="normal"/>
    </style:style>
    <style:style style:name="T35" style:family="text">
      <style:text-properties fo:font-weight="normal" officeooo:rsid="0077d8e3" style:font-weight-asian="normal" style:font-weight-complex="normal"/>
    </style:style>
    <style:style style:name="T36" style:family="text">
      <style:text-properties fo:font-weight="normal" officeooo:rsid="0078bbbb" style:font-weight-asian="normal" style:font-weight-complex="normal"/>
    </style:style>
    <style:style style:name="T37" style:family="text">
      <style:text-properties fo:font-weight="normal" officeooo:rsid="0079b929" style:font-weight-asian="normal" style:font-weight-complex="normal"/>
    </style:style>
    <style:style style:name="T38" style:family="text">
      <style:text-properties fo:font-weight="normal" officeooo:rsid="007a2f75" style:font-weight-asian="normal" style:font-weight-complex="normal"/>
    </style:style>
    <style:style style:name="T39" style:family="text">
      <style:text-properties fo:font-weight="normal" officeooo:rsid="0088ddab" style:font-weight-asian="normal" style:font-weight-complex="normal"/>
    </style:style>
    <style:style style:name="T40" style:family="text">
      <style:text-properties fo:font-weight="normal" officeooo:rsid="008aadc1" style:font-weight-asian="normal" style:font-weight-complex="normal"/>
    </style:style>
    <style:style style:name="T41" style:family="text">
      <style:text-properties fo:font-weight="normal" officeooo:rsid="008b89c7" style:font-weight-asian="normal" style:font-weight-complex="normal"/>
    </style:style>
    <style:style style:name="T42" style:family="text">
      <style:text-properties fo:font-weight="normal" officeooo:rsid="008cedd5" style:font-weight-asian="normal" style:font-weight-complex="normal"/>
    </style:style>
    <style:style style:name="T43" style:family="text">
      <style:text-properties fo:font-weight="normal" officeooo:rsid="008d1d4b" style:font-weight-asian="normal" style:font-weight-complex="normal"/>
    </style:style>
    <style:style style:name="T44" style:family="text">
      <style:text-properties fo:font-weight="normal" officeooo:rsid="0090a40b" style:font-weight-asian="normal" style:font-weight-complex="normal"/>
    </style:style>
    <style:style style:name="T45" style:family="text">
      <style:text-properties fo:font-weight="normal" officeooo:rsid="00927777" style:font-weight-asian="normal" style:font-weight-complex="normal"/>
    </style:style>
    <style:style style:name="T46" style:family="text">
      <style:text-properties fo:font-weight="normal" officeooo:rsid="00982a18" style:font-weight-asian="normal" style:font-weight-complex="normal"/>
    </style:style>
    <style:style style:name="T47" style:family="text">
      <style:text-properties fo:font-style="italic" fo:font-weight="normal" officeooo:rsid="001eb524" style:font-style-asian="italic" style:font-weight-asian="normal" style:font-style-complex="italic" style:font-weight-complex="normal"/>
    </style:style>
    <style:style style:name="T48" style:family="text">
      <style:text-properties fo:font-style="italic" fo:font-weight="normal" officeooo:rsid="001ef341" style:font-style-asian="italic" style:font-weight-asian="normal" style:font-style-complex="italic" style:font-weight-complex="normal"/>
    </style:style>
    <style:style style:name="T49" style:family="text">
      <style:text-properties fo:font-style="italic" fo:font-weight="normal" officeooo:rsid="001f205a" style:font-style-asian="italic" style:font-weight-asian="normal" style:font-style-complex="italic" style:font-weight-complex="normal"/>
    </style:style>
    <style:style style:name="T50" style:family="text">
      <style:text-properties fo:font-style="italic" fo:font-weight="normal" officeooo:rsid="002112ad" style:font-style-asian="italic" style:font-weight-asian="normal" style:font-style-complex="italic" style:font-weight-complex="normal"/>
    </style:style>
    <style:style style:name="T51" style:family="text">
      <style:text-properties fo:font-style="italic" officeooo:rsid="0080058d"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25b9cd" style:font-style-asian="normal" style:font-style-complex="normal"/>
    </style:style>
    <style:style style:name="T54" style:family="text">
      <style:text-properties fo:font-style="normal" officeooo:rsid="00308c52" style:font-style-asian="normal" style:font-style-complex="normal"/>
    </style:style>
    <style:style style:name="T55" style:family="text">
      <style:text-properties fo:font-style="normal" officeooo:rsid="003ed7c4" style:font-style-asian="normal" style:font-style-complex="normal"/>
    </style:style>
    <style:style style:name="T56" style:family="text">
      <style:text-properties fo:font-style="normal" officeooo:rsid="0046844c" style:font-style-asian="normal" style:font-style-complex="normal"/>
    </style:style>
    <style:style style:name="T57" style:family="text">
      <style:text-properties fo:font-style="normal" officeooo:rsid="0049c763" style:font-style-asian="normal" style:font-style-complex="normal"/>
    </style:style>
    <style:style style:name="T58" style:family="text">
      <style:text-properties fo:font-style="normal" officeooo:rsid="00524d10" style:font-style-asian="normal" style:font-style-complex="normal"/>
    </style:style>
    <style:style style:name="T59" style:family="text">
      <style:text-properties fo:font-style="normal" officeooo:rsid="005bd30e" style:font-style-asian="normal" style:font-style-complex="normal"/>
    </style:style>
    <style:style style:name="T60" style:family="text">
      <style:text-properties fo:font-style="normal" officeooo:rsid="00620a24" style:font-style-asian="normal" style:font-style-complex="normal"/>
    </style:style>
    <style:style style:name="T61" style:family="text">
      <style:text-properties fo:font-style="normal" officeooo:rsid="0076d5b7" style:font-style-asian="normal" style:font-style-complex="normal"/>
    </style:style>
    <style:style style:name="T62" style:family="text">
      <style:text-properties fo:font-style="normal" officeooo:rsid="007be9f8" style:font-style-asian="normal" style:font-style-complex="normal"/>
    </style:style>
    <style:style style:name="T63" style:family="text">
      <style:text-properties fo:font-style="normal" officeooo:rsid="00804d42" style:font-style-asian="normal" style:font-style-complex="normal"/>
    </style:style>
    <style:style style:name="T64" style:family="text">
      <style:text-properties fo:font-style="normal" officeooo:rsid="00809d0c" style:font-style-asian="normal" style:font-style-complex="normal"/>
    </style:style>
    <style:style style:name="T65" style:family="text">
      <style:text-properties fo:font-style="normal" officeooo:rsid="0084a9d0" style:font-style-asian="normal" style:font-style-complex="normal"/>
    </style:style>
    <style:style style:name="T66" style:family="text">
      <style:text-properties fo:font-style="normal" officeooo:rsid="0093ab65"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eb524" style:font-style-asian="normal" style:font-weight-asian="normal" style:font-style-complex="normal" style:font-weight-complex="normal"/>
    </style:style>
    <style:style style:name="T69" style:family="text">
      <style:text-properties fo:font-style="normal" fo:font-weight="normal" officeooo:rsid="001ef341" style:font-style-asian="normal" style:font-weight-asian="normal" style:font-style-complex="normal" style:font-weight-complex="normal"/>
    </style:style>
    <style:style style:name="T70" style:family="text">
      <style:text-properties fo:font-style="normal" fo:font-weight="normal" officeooo:rsid="001f205a" style:font-style-asian="normal" style:font-weight-asian="normal" style:font-style-complex="normal" style:font-weight-complex="normal"/>
    </style:style>
    <style:style style:name="T71" style:family="text">
      <style:text-properties fo:font-style="normal" fo:font-weight="normal" officeooo:rsid="00200ed7" style:font-style-asian="normal" style:font-weight-asian="normal" style:font-style-complex="normal" style:font-weight-complex="normal"/>
    </style:style>
    <style:style style:name="T72" style:family="text">
      <style:text-properties fo:font-style="normal" fo:font-weight="normal" officeooo:rsid="0020ff6e" style:font-style-asian="normal" style:font-weight-asian="normal" style:font-style-complex="normal" style:font-weight-complex="normal"/>
    </style:style>
    <style:style style:name="T73" style:family="text">
      <style:text-properties fo:font-style="normal" fo:font-weight="normal" officeooo:rsid="00232150" style:font-style-asian="normal" style:font-weight-asian="normal" style:font-style-complex="normal" style:font-weight-complex="normal"/>
    </style:style>
    <style:style style:name="T74" style:family="text">
      <style:text-properties fo:font-style="normal" fo:font-weight="normal" officeooo:rsid="0024b006" style:font-style-asian="normal" style:font-weight-asian="normal" style:font-style-complex="normal" style:font-weight-complex="normal"/>
    </style:style>
    <style:style style:name="T75" style:family="text">
      <style:text-properties fo:font-style="normal" fo:font-weight="normal" officeooo:rsid="0024cf1c" style:font-style-asian="normal" style:font-weight-asian="normal" style:font-style-complex="normal" style:font-weight-complex="normal"/>
    </style:style>
    <style:style style:name="T76" style:family="text">
      <style:text-properties fo:font-style="normal" fo:font-weight="normal" officeooo:rsid="0025b9cd" style:font-style-asian="normal" style:font-weight-asian="normal" style:font-style-complex="normal" style:font-weight-complex="normal"/>
    </style:style>
    <style:style style:name="T77" style:family="text">
      <style:text-properties fo:font-style="normal" fo:font-weight="normal" officeooo:rsid="00282aa2" style:font-style-asian="normal" style:font-weight-asian="normal" style:font-style-complex="normal" style:font-weight-complex="normal"/>
    </style:style>
    <style:style style:name="T78" style:family="text">
      <style:text-properties fo:font-style="normal" fo:font-weight="normal" officeooo:rsid="002b6c08" style:font-style-asian="normal" style:font-weight-asian="normal" style:font-style-complex="normal" style:font-weight-complex="normal"/>
    </style:style>
    <style:style style:name="T79" style:family="text">
      <style:text-properties fo:font-style="normal" fo:font-weight="normal" officeooo:rsid="002d53f4" style:font-style-asian="normal" style:font-weight-asian="normal" style:font-style-complex="normal" style:font-weight-complex="normal"/>
    </style:style>
    <style:style style:name="T80" style:family="text">
      <style:text-properties fo:font-style="normal" fo:font-weight="normal" officeooo:rsid="00308c52" style:font-style-asian="normal" style:font-weight-asian="normal" style:font-style-complex="normal" style:font-weight-complex="normal"/>
    </style:style>
    <style:style style:name="T81" style:family="text">
      <style:text-properties fo:font-style="normal" fo:font-weight="normal" officeooo:rsid="0031d327" style:font-style-asian="normal" style:font-weight-asian="normal" style:font-style-complex="normal" style:font-weight-complex="normal"/>
    </style:style>
    <style:style style:name="T82" style:family="text">
      <style:text-properties fo:font-style="normal" fo:font-weight="normal" officeooo:rsid="00332598" style:font-style-asian="normal" style:font-weight-asian="normal" style:font-style-complex="normal" style:font-weight-complex="normal"/>
    </style:style>
    <style:style style:name="T83" style:family="text">
      <style:text-properties fo:font-style="normal" fo:font-weight="normal" officeooo:rsid="00334a05" style:font-style-asian="normal" style:font-weight-asian="normal" style:font-style-complex="normal" style:font-weight-complex="normal"/>
    </style:style>
    <style:style style:name="T84" style:family="text">
      <style:text-properties fo:font-style="normal" fo:font-weight="normal" officeooo:rsid="00351371" style:font-style-asian="normal" style:font-weight-asian="normal" style:font-style-complex="normal" style:font-weight-complex="normal"/>
    </style:style>
    <style:style style:name="T85" style:family="text">
      <style:text-properties fo:font-style="normal" fo:font-weight="normal" officeooo:rsid="0035b251" style:font-style-asian="normal" style:font-weight-asian="normal" style:font-style-complex="normal" style:font-weight-complex="normal"/>
    </style:style>
    <style:style style:name="T86" style:family="text">
      <style:text-properties fo:font-style="normal" fo:font-weight="normal" officeooo:rsid="00376201" style:font-style-asian="normal" style:font-weight-asian="normal" style:font-style-complex="normal" style:font-weight-complex="normal"/>
    </style:style>
    <style:style style:name="T87" style:family="text">
      <style:text-properties fo:font-style="normal" fo:font-weight="normal" officeooo:rsid="0037f29f" style:font-style-asian="normal" style:font-weight-asian="normal" style:font-style-complex="normal" style:font-weight-complex="normal"/>
    </style:style>
    <style:style style:name="T88" style:family="text">
      <style:text-properties fo:font-style="normal" fo:font-weight="normal" officeooo:rsid="0039cf0e" style:font-style-asian="normal" style:font-weight-asian="normal" style:font-style-complex="normal" style:font-weight-complex="normal"/>
    </style:style>
    <style:style style:name="T89" style:family="text">
      <style:text-properties fo:font-style="normal" fo:font-weight="normal" officeooo:rsid="003af538" style:font-style-asian="normal" style:font-weight-asian="normal" style:font-style-complex="normal" style:font-weight-complex="normal"/>
    </style:style>
    <style:style style:name="T90" style:family="text">
      <style:text-properties fo:font-style="normal" fo:font-weight="normal" officeooo:rsid="003ed7c4" style:font-style-asian="normal" style:font-weight-asian="normal" style:font-style-complex="normal" style:font-weight-complex="normal"/>
    </style:style>
    <style:style style:name="T91" style:family="text">
      <style:text-properties fo:font-style="normal" fo:font-weight="normal" officeooo:rsid="004104a5" style:font-style-asian="normal" style:font-weight-asian="normal" style:font-style-complex="normal" style:font-weight-complex="normal"/>
    </style:style>
    <style:style style:name="T92" style:family="text">
      <style:text-properties fo:font-style="normal" fo:font-weight="normal" officeooo:rsid="00419d52" style:font-style-asian="normal" style:font-weight-asian="normal" style:font-style-complex="normal" style:font-weight-complex="normal"/>
    </style:style>
    <style:style style:name="T93" style:family="text">
      <style:text-properties fo:font-style="normal" fo:font-weight="normal" officeooo:rsid="0043ec0a" style:font-style-asian="normal" style:font-weight-asian="normal" style:font-style-complex="normal" style:font-weight-complex="normal"/>
    </style:style>
    <style:style style:name="T94" style:family="text">
      <style:text-properties fo:font-style="normal" fo:font-weight="normal" officeooo:rsid="0045e25c" style:font-style-asian="normal" style:font-weight-asian="normal" style:font-style-complex="normal" style:font-weight-complex="normal"/>
    </style:style>
    <style:style style:name="T95" style:family="text">
      <style:text-properties fo:font-style="normal" fo:font-weight="normal" officeooo:rsid="0046844c" style:font-style-asian="normal" style:font-weight-asian="normal" style:font-style-complex="normal" style:font-weight-complex="normal"/>
    </style:style>
    <style:style style:name="T96" style:family="text">
      <style:text-properties fo:font-style="normal" fo:font-weight="normal" officeooo:rsid="004903a9" style:font-style-asian="normal" style:font-weight-asian="normal" style:font-style-complex="normal" style:font-weight-complex="normal"/>
    </style:style>
    <style:style style:name="T97" style:family="text">
      <style:text-properties fo:font-style="normal" fo:font-weight="normal" officeooo:rsid="0049c763" style:font-style-asian="normal" style:font-weight-asian="normal" style:font-style-complex="normal" style:font-weight-complex="normal"/>
    </style:style>
    <style:style style:name="T98" style:family="text">
      <style:text-properties fo:font-style="normal" fo:font-weight="normal" officeooo:rsid="004b9bd5" style:font-style-asian="normal" style:font-weight-asian="normal" style:font-style-complex="normal" style:font-weight-complex="normal"/>
    </style:style>
    <style:style style:name="T99" style:family="text">
      <style:text-properties fo:font-style="normal" fo:font-weight="normal" officeooo:rsid="004caaff" style:font-style-asian="normal" style:font-weight-asian="normal" style:font-style-complex="normal" style:font-weight-complex="normal"/>
    </style:style>
    <style:style style:name="T100" style:family="text">
      <style:text-properties fo:font-style="normal" fo:font-weight="normal" officeooo:rsid="004ccb73" style:font-style-asian="normal" style:font-weight-asian="normal" style:font-style-complex="normal" style:font-weight-complex="normal"/>
    </style:style>
    <style:style style:name="T101" style:family="text">
      <style:text-properties fo:font-style="normal" fo:font-weight="normal" officeooo:rsid="004e20dc" style:font-style-asian="normal" style:font-weight-asian="normal" style:font-style-complex="normal" style:font-weight-complex="normal"/>
    </style:style>
    <style:style style:name="T102" style:family="text">
      <style:text-properties fo:font-style="normal" fo:font-weight="normal" officeooo:rsid="004f880e" style:font-style-asian="normal" style:font-weight-asian="normal" style:font-style-complex="normal" style:font-weight-complex="normal"/>
    </style:style>
    <style:style style:name="T103" style:family="text">
      <style:text-properties fo:font-style="normal" fo:font-weight="normal" officeooo:rsid="00515510" style:font-style-asian="normal" style:font-weight-asian="normal" style:font-style-complex="normal" style:font-weight-complex="normal"/>
    </style:style>
    <style:style style:name="T104" style:family="text">
      <style:text-properties fo:font-style="normal" fo:font-weight="normal" officeooo:rsid="00524d10" style:font-style-asian="normal" style:font-weight-asian="normal" style:font-style-complex="normal" style:font-weight-complex="normal"/>
    </style:style>
    <style:style style:name="T105" style:family="text">
      <style:text-properties fo:font-style="normal" fo:font-weight="normal" officeooo:rsid="00541ecf" style:font-style-asian="normal" style:font-weight-asian="normal" style:font-style-complex="normal" style:font-weight-complex="normal"/>
    </style:style>
    <style:style style:name="T106" style:family="text">
      <style:text-properties fo:font-style="normal" fo:font-weight="normal" officeooo:rsid="0056d146" style:font-style-asian="normal" style:font-weight-asian="normal" style:font-style-complex="normal" style:font-weight-complex="normal"/>
    </style:style>
    <style:style style:name="T107" style:family="text">
      <style:text-properties fo:font-style="normal" fo:font-weight="normal" officeooo:rsid="00578a42" style:font-style-asian="normal" style:font-weight-asian="normal" style:font-style-complex="normal" style:font-weight-complex="normal"/>
    </style:style>
    <style:style style:name="T108" style:family="text">
      <style:text-properties fo:font-style="normal" fo:font-weight="normal" officeooo:rsid="0058e5aa" style:font-style-asian="normal" style:font-weight-asian="normal" style:font-style-complex="normal" style:font-weight-complex="normal"/>
    </style:style>
    <style:style style:name="T109" style:family="text">
      <style:text-properties fo:font-style="normal" fo:font-weight="normal" officeooo:rsid="005a8fd7" style:font-style-asian="normal" style:font-weight-asian="normal" style:font-style-complex="normal" style:font-weight-complex="normal"/>
    </style:style>
    <style:style style:name="T110" style:family="text">
      <style:text-properties fo:font-style="normal" fo:font-weight="normal" officeooo:rsid="005adefe" style:font-style-asian="normal" style:font-weight-asian="normal" style:font-style-complex="normal" style:font-weight-complex="normal"/>
    </style:style>
    <style:style style:name="T111" style:family="text">
      <style:text-properties fo:font-style="normal" fo:font-weight="normal" officeooo:rsid="005bd30e" style:font-style-asian="normal" style:font-weight-asian="normal" style:font-style-complex="normal" style:font-weight-complex="normal"/>
    </style:style>
    <style:style style:name="T112" style:family="text">
      <style:text-properties fo:font-style="normal" fo:font-weight="normal" officeooo:rsid="005c4448" style:font-style-asian="normal" style:font-weight-asian="normal" style:font-style-complex="normal" style:font-weight-complex="normal"/>
    </style:style>
    <style:style style:name="T113" style:family="text">
      <style:text-properties fo:font-style="normal" fo:font-weight="normal" officeooo:rsid="005cb6eb" style:font-style-asian="normal" style:font-weight-asian="normal" style:font-style-complex="normal" style:font-weight-complex="normal"/>
    </style:style>
    <style:style style:name="T114" style:family="text">
      <style:text-properties fo:font-style="normal" fo:font-weight="normal" officeooo:rsid="005dbc2f" style:font-style-asian="normal" style:font-weight-asian="normal" style:font-style-complex="normal" style:font-weight-complex="normal"/>
    </style:style>
    <style:style style:name="T115" style:family="text">
      <style:text-properties fo:font-style="normal" fo:font-weight="normal" officeooo:rsid="005fed3f" style:font-style-asian="normal" style:font-weight-asian="normal" style:font-style-complex="normal" style:font-weight-complex="normal"/>
    </style:style>
    <style:style style:name="T116" style:family="text">
      <style:text-properties fo:font-style="normal" fo:font-weight="normal" officeooo:rsid="0060260a" style:font-style-asian="normal" style:font-weight-asian="normal" style:font-style-complex="normal" style:font-weight-complex="normal"/>
    </style:style>
    <style:style style:name="T117" style:family="text">
      <style:text-properties fo:font-style="normal" fo:font-weight="normal" officeooo:rsid="00618ed1" style:font-style-asian="normal" style:font-weight-asian="normal" style:font-style-complex="normal" style:font-weight-complex="normal"/>
    </style:style>
    <style:style style:name="T118" style:family="text">
      <style:text-properties fo:font-style="normal" fo:font-weight="normal" officeooo:rsid="00620a24" style:font-style-asian="normal" style:font-weight-asian="normal" style:font-style-complex="normal" style:font-weight-complex="normal"/>
    </style:style>
    <style:style style:name="T119" style:family="text">
      <style:text-properties fo:font-style="normal" fo:font-weight="normal" officeooo:rsid="00638d5e" style:font-style-asian="normal" style:font-weight-asian="normal" style:font-style-complex="normal" style:font-weight-complex="normal"/>
    </style:style>
    <style:style style:name="T120" style:family="text">
      <style:text-properties fo:font-style="normal" fo:font-weight="normal" officeooo:rsid="00655ed2" style:font-style-asian="normal" style:font-weight-asian="normal" style:font-style-complex="normal" style:font-weight-complex="normal"/>
    </style:style>
    <style:style style:name="T121" style:family="text">
      <style:text-properties fo:font-style="normal" fo:font-weight="normal" officeooo:rsid="0066b09e" style:font-style-asian="normal" style:font-weight-asian="normal" style:font-style-complex="normal" style:font-weight-complex="normal"/>
    </style:style>
    <style:style style:name="T122" style:family="text">
      <style:text-properties fo:font-style="normal" fo:font-weight="normal" officeooo:rsid="00676038" style:font-style-asian="normal" style:font-weight-asian="normal" style:font-style-complex="normal" style:font-weight-complex="normal"/>
    </style:style>
    <style:style style:name="T123" style:family="text">
      <style:text-properties fo:font-style="normal" fo:font-weight="normal" officeooo:rsid="0068a29d" style:font-style-asian="normal" style:font-weight-asian="normal" style:font-style-complex="normal" style:font-weight-complex="normal"/>
    </style:style>
    <style:style style:name="T124" style:family="text">
      <style:text-properties fo:font-style="normal" fo:font-weight="normal" officeooo:rsid="0068cff8" style:font-style-asian="normal" style:font-weight-asian="normal" style:font-style-complex="normal" style:font-weight-complex="normal"/>
    </style:style>
    <style:style style:name="T125" style:family="text">
      <style:text-properties fo:font-style="normal" fo:font-weight="normal" officeooo:rsid="0069a785" style:font-style-asian="normal" style:font-weight-asian="normal" style:font-style-complex="normal" style:font-weight-complex="normal"/>
    </style:style>
    <style:style style:name="T126" style:family="text">
      <style:text-properties fo:font-style="normal" fo:font-weight="normal" officeooo:rsid="006bc555" style:font-style-asian="normal" style:font-weight-asian="normal" style:font-style-complex="normal" style:font-weight-complex="normal"/>
    </style:style>
    <style:style style:name="T127" style:family="text">
      <style:text-properties fo:font-style="normal" fo:font-weight="normal" officeooo:rsid="006e1cd1" style:font-style-asian="normal" style:font-weight-asian="normal" style:font-style-complex="normal" style:font-weight-complex="normal"/>
    </style:style>
    <style:style style:name="T128" style:family="text">
      <style:text-properties fo:font-style="normal" fo:font-weight="normal" officeooo:rsid="006fdf86" style:font-style-asian="normal" style:font-weight-asian="normal" style:font-style-complex="normal" style:font-weight-complex="normal"/>
    </style:style>
    <style:style style:name="T129" style:family="text">
      <style:text-properties fo:font-style="normal" fo:font-weight="normal" officeooo:rsid="0074c6f7" style:font-style-asian="normal" style:font-weight-asian="normal" style:font-style-complex="normal" style:font-weight-complex="normal"/>
    </style:style>
    <style:style style:name="T130" style:family="text">
      <style:text-properties fo:font-style="normal" fo:font-weight="normal" officeooo:rsid="00754d05" style:font-style-asian="normal" style:font-weight-asian="normal" style:font-style-complex="normal" style:font-weight-complex="normal"/>
    </style:style>
    <style:style style:name="T131" style:family="text">
      <style:text-properties fo:font-style="normal" fo:font-weight="normal" officeooo:rsid="0076874f" style:font-style-asian="normal" style:font-weight-asian="normal" style:font-style-complex="normal" style:font-weight-complex="normal"/>
    </style:style>
    <style:style style:name="T132" style:family="text">
      <style:text-properties fo:font-style="normal" fo:font-weight="normal" officeooo:rsid="0076d5b7" style:font-style-asian="normal" style:font-weight-asian="normal" style:font-style-complex="normal" style:font-weight-complex="normal"/>
    </style:style>
    <style:style style:name="T133" style:family="text">
      <style:text-properties fo:font-style="normal" fo:font-weight="normal" officeooo:rsid="007a2f75" style:font-style-asian="normal" style:font-weight-asian="normal" style:font-style-complex="normal" style:font-weight-complex="normal"/>
    </style:style>
    <style:style style:name="T134" style:family="text">
      <style:text-properties fo:font-style="normal" fo:font-weight="normal" officeooo:rsid="007be9f8" style:font-style-asian="normal" style:font-weight-asian="normal" style:font-style-complex="normal" style:font-weight-complex="normal"/>
    </style:style>
    <style:style style:name="T135" style:family="text">
      <style:text-properties fo:font-style="normal" fo:font-weight="normal" officeooo:rsid="007d5237" style:font-style-asian="normal" style:font-weight-asian="normal" style:font-style-complex="normal" style:font-weight-complex="normal"/>
    </style:style>
    <style:style style:name="T136" style:family="text">
      <style:text-properties fo:font-style="normal" fo:font-weight="normal" officeooo:rsid="0087018e" style:font-style-asian="normal" style:font-weight-asian="normal" style:font-style-complex="normal" style:font-weight-complex="normal"/>
    </style:style>
    <style:style style:name="T137" style:family="text">
      <style:text-properties fo:font-style="normal" fo:font-weight="normal" officeooo:rsid="0088a6c7" style:font-style-asian="normal" style:font-weight-asian="normal" style:font-style-complex="normal" style:font-weight-complex="normal"/>
    </style:style>
    <style:style style:name="T138" style:family="text">
      <style:text-properties fo:font-style="normal" fo:font-weight="normal" officeooo:rsid="0088ddab" style:font-style-asian="normal" style:font-weight-asian="normal" style:font-style-complex="normal" style:font-weight-complex="normal"/>
    </style:style>
    <style:style style:name="T139" style:family="text">
      <style:text-properties fo:font-style="normal" fo:font-weight="normal" officeooo:rsid="008b89c7" style:font-style-asian="normal" style:font-weight-asian="normal" style:font-style-complex="normal" style:font-weight-complex="normal"/>
    </style:style>
    <style:style style:name="T140" style:family="text">
      <style:text-properties fo:font-style="normal" fo:font-weight="normal" officeooo:rsid="008cedd5" style:font-style-asian="normal" style:font-weight-asian="normal" style:font-style-complex="normal" style:font-weight-complex="normal"/>
    </style:style>
    <style:style style:name="T141" style:family="text">
      <style:text-properties fo:font-style="normal" fo:font-weight="normal" officeooo:rsid="0090a40b" style:font-style-asian="normal" style:font-weight-asian="normal" style:font-style-complex="normal" style:font-weight-complex="normal"/>
    </style:style>
    <style:style style:name="T142" style:family="text">
      <style:text-properties fo:font-style="normal" fo:font-weight="normal" officeooo:rsid="00927777" style:font-style-asian="normal" style:font-weight-asian="normal" style:font-style-complex="normal" style:font-weight-complex="normal"/>
    </style:style>
    <style:style style:name="T143" style:family="text">
      <style:text-properties fo:font-style="normal" fo:font-weight="normal" officeooo:rsid="0093ab65" style:font-style-asian="normal" style:font-weight-asian="normal" style:font-style-complex="normal" style:font-weight-complex="normal"/>
    </style:style>
    <style:style style:name="T144" style:family="text">
      <style:text-properties fo:font-style="normal" fo:font-weight="normal" officeooo:rsid="0096bb01" style:font-style-asian="normal" style:font-weight-asian="normal" style:font-style-complex="normal" style:font-weight-complex="normal"/>
    </style:style>
    <style:style style:name="T145" style:family="text">
      <style:text-properties fo:font-style="normal" fo:font-weight="normal" officeooo:rsid="0096c995" style:font-style-asian="normal" style:font-weight-asian="normal" style:font-style-complex="normal" style:font-weight-complex="normal"/>
    </style:style>
    <style:style style:name="T146" style:family="text">
      <style:text-properties fo:font-style="normal" fo:font-weight="normal" officeooo:rsid="00973ad3" style:font-style-asian="normal" style:font-weight-asian="normal" style:font-style-complex="normal" style:font-weight-complex="normal"/>
    </style:style>
    <style:style style:name="T147" style:family="text">
      <style:text-properties fo:font-style="normal" fo:font-weight="normal" officeooo:rsid="0097aad7" style:font-style-asian="normal" style:font-weight-asian="normal" style:font-style-complex="normal" style:font-weight-complex="normal"/>
    </style:style>
    <style:style style:name="T148" style:family="text">
      <style:text-properties fo:font-style="normal" fo:font-weight="normal" officeooo:rsid="00982a18" style:font-style-asian="normal" style:font-weight-asian="normal" style:font-style-complex="normal" style:font-weight-complex="normal"/>
    </style:style>
    <style:style style:name="T149" style:family="text">
      <style:text-properties fo:font-style="normal" fo:font-weight="normal" officeooo:rsid="009bca90" style:font-style-asian="normal" style:font-weight-asian="normal" style:font-style-complex="normal" style:font-weight-complex="normal"/>
    </style:style>
    <style:style style:name="T150" style:family="text">
      <style:text-properties style:text-position="super 58%" fo:font-style="normal" fo:font-weight="normal" style:font-style-asian="normal" style:font-weight-asian="normal" style:font-style-complex="normal" style:font-weight-complex="normal"/>
    </style:style>
    <style:style style:name="T151" style:family="text">
      <style:text-properties officeooo:rsid="0080058d"/>
    </style:style>
    <style:style style:name="T152" style:family="text">
      <style:text-properties officeooo:rsid="00804d42"/>
    </style:style>
    <style:style style:name="T153" style:family="text">
      <style:text-properties style:text-line-through-style="none" style:text-line-through-type="none" fo:font-style="normal" style:font-style-asian="normal" style:font-style-complex="normal"/>
    </style:style>
    <style:style style:name="T154" style:family="text">
      <style:text-properties style:text-line-through-style="none" style:text-line-through-type="none" fo:font-style="normal" officeooo:rsid="00809d0c" style:font-style-asian="normal" style:font-style-complex="normal"/>
    </style:style>
    <style:style style:name="T155" style:family="text">
      <style:text-properties style:text-line-through-style="none" style:text-line-through-type="none" fo:font-style="normal" officeooo:rsid="008678d2" style:font-style-asian="normal" style:font-style-complex="normal"/>
    </style:style>
    <style:style style:name="T156" style:family="text">
      <style:text-properties style:text-line-through-style="none" style:text-line-through-type="none" fo:font-style="normal" officeooo:rsid="008696c3" style:font-style-asian="normal" style:font-style-complex="normal"/>
    </style:style>
    <style:style style:name="T157" style:family="text">
      <style:text-properties style:text-line-through-style="none" style:text-line-through-type="none" fo:font-style="normal" fo:font-weight="normal" style:font-style-asian="normal" style:font-weight-asian="normal" style:font-style-complex="normal" style:font-weight-complex="normal"/>
    </style:style>
    <style:style style:name="T158" style:family="text">
      <style:text-properties style:text-line-through-style="none" style:text-line-through-type="none" fo:font-style="normal" fo:font-weight="normal" officeooo:rsid="0087018e" style:font-style-asian="normal" style:font-weight-asian="normal" style:font-style-complex="normal" style:font-weight-complex="normal"/>
    </style:style>
    <style:style style:name="T159" style:family="text">
      <style:text-properties style:text-line-through-style="none" style:text-line-through-type="none" style:text-position="super 58%"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NewBoston HTML5 Tutorials</text:p>
      <text:p text:style-name="P2"/>
      <text:p text:style-name="P3">Introduction:</text:p>
      <text:p text:style-name="P3"><text:tab/><text:span text:style-name="T1">This is a little more in-depth for a tnb tutorial but he’s going to still start from a very-beginner’s viewpoint. There are xhtml and CSS tutorials. He WILL start from the beginning.</text:span></text:p>
      <text:list xml:id="list4039104469" text:style-name="L1">
        <text:list-item>
          <text:p text:style-name="P145">xhtml <text:s/>is the core html </text:p>
        </text:list-item>
        <text:list-item>
          <text:p text:style-name="P145">javascript provides functionality and interactivity</text:p>
        </text:list-item>
        <text:list-item>
          <text:p text:style-name="P145">css changes colors and pictures and pretty stuff</text:p>
        </text:list-item>
        <text:list-item>
          <text:p text:style-name="P145">html5 tries to tie a lot of this functionality together (but you can’t ditch the old stuff</text:p>
        </text:list-item>
      </text:list>
      <text:p text:style-name="P143"/>
      <text:p text:style-name="P143"><text:tab/>Websites are not static text but they are more interactive and media-based. We’re going to be taking our sites ad pages to the next level.</text:p>
      <text:p text:style-name="P143"><text:tab/>We’ll be doing this out of a normal text-editor (notepad++ recommended for windows, vim on superior linux).</text:p>
      <text:p text:style-name="P143"><text:tab/>Google Chrome is supposed to be the most up-to-date html5 browser but those videos were in 2011 so I’m assuming that firefox quantum (or even palemoon) will be fine.</text:p>
      <text:p text:style-name="P143"/>
      <text:p text:style-name="P143"/>
      <text:p text:style-name="P4">Creating a Basic Template:</text:p>
      <text:p text:style-name="P4"/>
      <text:p text:style-name="P4"><text:tab/><text:span text:style-name="T2">So let’s crank out this hypertext markup language template!</text:span></text:p>
      <text:p text:style-name="P144"/>
      <text:p text:style-name="P144"><text:tab/>We’re going to need a doctype first:</text:p>
      <text:p text:style-name="P4"><text:span text:style-name="T2"><text:tab/><text:tab/></text:span><text:span text:style-name="T47">&lt;!doctype html&gt;</text:span></text:p>
      <text:p text:style-name="P4"><text:span text:style-name="T47"><text:tab/></text:span><text:span text:style-name="T68">There that’s easy. Time for some regular html tags. There is no difference here from xhtml </text:span><text:span text:style-name="T69">(almost)</text:span><text:span text:style-name="T68">!</text:span></text:p>
      <text:p text:style-name="P76"/>
      <text:p text:style-name="P4"><text:span text:style-name="T68"><text:tab/></text:span><text:span text:style-name="T69">The first thing we have to do is set our character-set (it’s how your browser interprets the characters.</text:span></text:p>
      <text:p text:style-name="P4"><text:span text:style-name="T69"><text:tab/><text:tab/></text:span><text:span text:style-name="T48"><text:tab/>&lt;meta charset="utf-8" /&gt;</text:span></text:p>
      <text:p text:style-name="P25"/>
      <text:p text:style-name="P4"><text:span text:style-name="T48"><text:tab/></text:span><text:span text:style-name="T69">Meta-tags are extra info you might need. It’s not all necessary but it’s like credits for a movie.</text:span></text:p>
      <text:p text:style-name="P77"/>
      <text:p text:style-name="P4"><text:span text:style-name="T69"><text:tab/><text:tab/><text:tab/></text:span><text:span text:style-name="T49">&lt;title&gt;Mike’s Website&lt;/title&gt;</text:span></text:p>
      <text:p text:style-name="P26"/>
      <text:p text:style-name="P4"><text:span text:style-name="T49"><text:tab/></text:span><text:span text:style-name="T70">This is what will appear in a tab on chrome/firefox for example. Let’s add a link to our stylesheet.</text:span></text:p>
      <text:p text:style-name="P78"/>
      <text:p text:style-name="P78"><text:tab/>A link is a reference to an outside file.</text:p>
      <text:p text:style-name="P78"/>
      <text:p text:style-name="P4"><text:span text:style-name="T70"><text:tab/><text:tab/></text:span><text:span text:style-name="T49">&lt;link rel=”stylesheet” href=”main.css”&gt;</text:span></text:p>
      <text:p text:style-name="P26"/>
      <text:p text:style-name="P4"><text:span text:style-name="T49"><text:tab/></text:span><text:span text:style-name="T70">Rel = “how is this link related to this website?”</text:span></text:p>
      <text:p text:style-name="P4"><text:span text:style-name="T68"><text:tab/></text:span><text:span text:style-name="T70">Now don’t worry about main.css – we’ll be making it in a separate tutorial Keeping it in a separate file will help keep things as-simple as-possible.</text:span></text:p>
      <text:p text:style-name="P78"/>
      <text:p text:style-name="P4"><text:span text:style-name="T70"><text:tab/></text:span><text:span text:style-name="T71">In order to preview your website – open it up in your web browser.</text:span></text:p>
      <text:p text:style-name="P79"/>
      <text:p text:style-name="P4"><text:span text:style-name="T71"><text:tab/></text:span><text:span text:style-name="T72">Our body skeleton now looks like:</text:span></text:p>
      <text:p text:style-name="P80"><text:soft-page-break/></text:p>
      <text:p text:style-name="P27">&lt;!doctype html&gt;</text:p>
      <text:p text:style-name="P27">&lt;html lang="en"&gt;</text:p>
      <text:p text:style-name="P27">&lt;head&gt;</text:p>
      <text:p text:style-name="P27"><text:tab/>&lt;meta charset="utf-8" /&gt;</text:p>
      <text:p text:style-name="P27"><text:tab/>&lt;link rel="stylesheet" href="main.css"&gt;</text:p>
      <text:p text:style-name="P27">&lt;/head&gt;</text:p>
      <text:p text:style-name="P27">&lt;title&gt;</text:p>
      <text:p text:style-name="P27"><text:tab/>Mike's Great Site</text:p>
      <text:p text:style-name="P27">&lt;/title&gt;</text:p>
      <text:p text:style-name="P27">&lt;body&gt;</text:p>
      <text:p text:style-name="P27"/>
      <text:p text:style-name="P27"/>
      <text:p text:style-name="P27">&lt;/body&gt;</text:p>
      <text:p text:style-name="P27">&lt;/html&gt;</text:p>
      <text:p text:style-name="P27"/>
      <text:p text:style-name="P80"><text:tab/>Let’s see what else we can do.</text:p>
      <text:p text:style-name="P80"/>
      <text:p text:style-name="P64">Setting up the body:</text:p>
      <text:p text:style-name="P64"/>
      <text:p text:style-name="P64"><text:tab/><text:span text:style-name="T1">html5 not only can organize the layout better BUT it can divide up the parts for you! </text:span><text:span text:style-name="T3">There are now tags for the common-pieces of html5.</text:span></text:p>
      <text:p text:style-name="P81"><text:tab/>We’ll be working in the body for this tutorial.</text:p>
      <text:p text:style-name="P81"><text:tab/>Let’s make a header (NOT &lt;head&gt;, but a top-bar header.</text:p>
      <text:p text:style-name="P81"/>
      <text:p text:style-name="P64"><text:span text:style-name="T3"><text:tab/><text:tab/></text:span><text:span text:style-name="T50">&lt;header&gt;</text:span></text:p>
      <text:p text:style-name="P28"><text:tab/><text:tab/><text:tab/>&lt;h1&gt;Welcome to my site&lt;/h1&gt;</text:p>
      <text:p text:style-name="P28"><text:tab/><text:tab/>&lt;/header&gt;</text:p>
      <text:p text:style-name="P28"/>
      <text:p text:style-name="P64"><text:span text:style-name="T50"><text:tab/></text:span><text:span text:style-name="T4">Now if you save and run it you’ll see that you have a title and the browser knows that whatever is between the header-tags is the header of your website.</text:span></text:p>
      <text:p text:style-name="P82"/>
      <text:p text:style-name="P82"><text:tab/>Now the navigation is the list of common-links under the header! Let’s make an unordered-list.</text:p>
      <text:p text:style-name="P82"/>
      <text:p text:style-name="P29"><text:tab/>&lt;nav&gt;</text:p>
      <text:p text:style-name="P29"><text:tab/><text:tab/>&lt;ul&gt;</text:p>
      <text:p text:style-name="P29"><text:tab/><text:tab/><text:tab/>&lt;li&gt;Home&lt;/li&gt;</text:p>
      <text:p text:style-name="P29"><text:tab/><text:tab/><text:tab/>&lt;li&gt;Tutorials&lt;/li&gt;</text:p>
      <text:p text:style-name="P29"><text:tab/><text:tab/>&lt;/ul&gt;</text:p>
      <text:p text:style-name="P29"><text:tab/>&lt;/nav&gt;</text:p>
      <text:p text:style-name="P29"/>
      <text:p text:style-name="P5"><text:span text:style-name="T4"><text:tab/></text:span><text:span text:style-name="T73">&lt;ul&gt; is for an unordered-list of items. You use &lt;li&gt; in this tags to then list and item!</text:span></text:p>
      <text:p text:style-name="P83"/>
      <text:p text:style-name="P83"><text:tab/><text:tab/>&lt;aside&gt;</text:p>
      <text:p text:style-name="P83"><text:tab/><text:tab/><text:tab/>&lt;h4&gt; news &lt;/h4&gt;</text:p>
      <text:p text:style-name="P83"><text:tab/><text:tab/><text:tab/>Mike is amazing!</text:p>
      <text:p text:style-name="P83"><text:tab/><text:tab/>&lt;/aside&gt;</text:p>
      <text:p text:style-name="P83"/>
      <text:p text:style-name="P5"><text:span text:style-name="T73"><text:tab/></text:span><text:span text:style-name="T74">Asides are for sidebars.</text:span></text:p>
      <text:p text:style-name="P84"><text:soft-page-break/></text:p>
      <text:p text:style-name="P84"><text:tab/>The big meaty part of our site will just be organized with:</text:p>
      <text:p text:style-name="P84"/>
      <text:p text:style-name="P5"><text:span text:style-name="T74"><text:tab/><text:tab/></text:span><text:span text:style-name="T5">&lt;section&gt;</text:span></text:p>
      <text:p text:style-name="P30"><text:tab/><text:tab/><text:tab/>stuff</text:p>
      <text:p text:style-name="P30"><text:tab/><text:tab/>&lt;/section&gt;</text:p>
      <text:p text:style-name="P30"/>
      <text:p text:style-name="P5"><text:span text:style-name="T5"><text:tab/></text:span><text:span text:style-name="T75">Now finally at the bottom there is boring about-us copyright stuff on most sites right? This is called the FOOTER.</text:span></text:p>
      <text:p text:style-name="P85"/>
      <text:p text:style-name="P85"><text:tab/><text:tab/>&lt;footer&gt;</text:p>
      <text:p text:style-name="P85"><text:tab/><text:tab/><text:tab/>I have no trademarks lol</text:p>
      <text:p text:style-name="P85"><text:tab/><text:tab/>&lt;/footer&gt;</text:p>
      <text:p text:style-name="P85"/>
      <text:p text:style-name="P5"><text:span text:style-name="T75"><text:tab/></text:span><text:span text:style-name="T76">Uh oh… We seem to have come across an issue! When we save and run it nothing happens! It’s all there but not formatted! That’s because that isn’t what these tags are about. They give the browser extra-info on how to handle our stuff, but sizing and formatting are handled by US in the next tutorials.</text:span></text:p>
      <text:p text:style-name="P86"/>
      <text:p text:style-name="P86"/>
      <text:p text:style-name="P6"><text:span text:style-name="T53">A</text:span><text:span text:style-name="T52">dding the Meat to the Body:</text:span></text:p>
      <text:p text:style-name="P65"/>
      <text:p text:style-name="P6"><text:span text:style-name="T52"><text:tab/></text:span><text:span text:style-name="T77">Now that we have the shell/container for our body let’s add some real content! We’re going to use &lt;article&gt; tags, but don’t get confused. This doesn’t have to be like a news article. It’s just a way to group similar info together. Each article can have its own layout (headers, footers, etc)</text:span></text:p>
      <text:p text:style-name="P87"/>
      <text:p text:style-name="P6"><text:span text:style-name="T77"><text:tab/><text:tab/></text:span><text:span text:style-name="T6">&lt;article&gt;</text:span></text:p>
      <text:p text:style-name="P31"><text:tab/><text:tab/>&lt;header&gt;</text:p>
      <text:p text:style-name="P7"><text:span text:style-name="T6"><text:tab/><text:tab/><text:tab/></text:span><text:span text:style-name="T7">&lt;hgroup&gt;</text:span></text:p>
      <text:p text:style-name="P7"><text:span text:style-name="T6"><text:tab/><text:tab/><text:tab/></text:span><text:span text:style-name="T8">&lt;h1&gt;Title of article&lt;/h1&gt;</text:span></text:p>
      <text:p text:style-name="P7"><text:span text:style-name="T8"><text:tab/><text:tab/><text:tab/></text:span><text:span text:style-name="T9">&lt;h2&gt;Subtitle for Article&lt;/h2&gt;</text:span></text:p>
      <text:p text:style-name="P7"><text:span text:style-name="T9"><text:tab/><text:tab/><text:tab/></text:span><text:span text:style-name="T7">&lt;/hgroup&gt;</text:span></text:p>
      <text:p text:style-name="P31"><text:tab/><text:tab/>&lt;/header&gt;</text:p>
      <text:p text:style-name="P32"><text:tab/><text:tab/>&lt;p&gt;</text:p>
      <text:p text:style-name="P32"><text:tab/><text:tab/><text:tab/>the p tags are for paragraphs. This is an example of one!</text:p>
      <text:p text:style-name="P32"><text:tab/><text:tab/>&lt;/p&gt;</text:p>
      <text:p text:style-name="P33"><text:tab/><text:tab/>&lt;footer&gt;</text:p>
      <text:p text:style-name="P8"><text:span text:style-name="T6"><text:tab/><text:tab/><text:tab/></text:span><text:span text:style-name="T7">&lt;p&gt;- written by mike &lt;/p&gt;</text:span></text:p>
      <text:p text:style-name="P33"><text:tab/><text:tab/>&lt;/footer&gt;</text:p>
      <text:p text:style-name="P32"><text:tab/><text:tab/>&lt;/article&gt;</text:p>
      <text:p text:style-name="P87"/>
      <text:p text:style-name="P6"><text:span text:style-name="T77"><text:tab/></text:span><text:span text:style-name="T78">Some things to note!</text:span></text:p>
      <text:p text:style-name="P88"><text:tab/><text:tab/>&lt;p&gt; is for a paragraph</text:p>
      <text:p text:style-name="P88"><text:tab/><text:tab/>&lt;hgroup&gt; tells lengthy &lt;header&gt; tags that the whole thing in here is still the header.</text:p>
      <text:p text:style-name="P88"><text:tab/></text:p>
      <text:p text:style-name="P6"><text:span text:style-name="T78"><text:tab/></text:span><text:span text:style-name="T79">So we can save and run it and it appears to be working. Nothing is laid-out yet. It might SEEM like these tags are useless, but the power is going to be revealed very soon. You need to see them being useless at first to see the power of html5 later on.</text:span></text:p>
      <text:p text:style-name="P89"/>
      <text:p text:style-name="P6"><text:span text:style-name="T79"><text:tab/></text:span><text:span text:style-name="T80">Onto the next video!</text:span></text:p>
      <text:p text:style-name="P90"><text:soft-page-break/></text:p>
      <text:p text:style-name="P9"><text:span text:style-name="T54">A</text:span><text:span text:style-name="T52">ttribute Selectors:</text:span></text:p>
      <text:p text:style-name="P66"/>
      <text:p text:style-name="P9"><text:span text:style-name="T52"><text:tab/></text:span><text:span text:style-name="T67">We’ve ripped everything out of our body for now. Right now we’re going to learn about styling (CSS and CSS3) and attribute selectors.</text:span></text:p>
      <text:p text:style-name="P91"/>
      <text:p text:style-name="P91"><text:tab/>First let’s add three paragraphs with random text. Remember to use the &lt;p&gt; tags!! It’s important for our html5 browser and the css to know this.</text:p>
      <text:p text:style-name="P91"/>
      <text:p text:style-name="P9"><text:span text:style-name="T67"><text:tab/>Now move away from the html5 file for a second and let’s actually make main.css <text:s/>(new text file). </text:span><text:span text:style-name="T81">Let’s quickly see the old CSS.</text:span></text:p>
      <text:p text:style-name="P92"/>
      <text:p text:style-name="P92"><text:tab/>Everything is id-baesd here.</text:p>
      <text:p text:style-name="P92"/>
      <text:p text:style-name="P9"><text:span text:style-name="T81"><text:tab/><text:tab/></text:span><text:span text:style-name="T10">#tuna{color:red;}</text:span></text:p>
      <text:p text:style-name="P34"/>
      <text:p text:style-name="P9"><text:span text:style-name="T10"><text:tab/></text:span><text:span text:style-name="T81">That in CSS will match anything that has an html id of tuna. So if in our paragraphs say we tagged them with:</text:span></text:p>
      <text:p text:style-name="P92"/>
      <text:p text:style-name="P9"><text:span text:style-name="T81"><text:tab/><text:tab/></text:span><text:span text:style-name="T10">&lt;p id=”tuna”&gt; stuff &lt;/p&gt;</text:span></text:p>
      <text:p text:style-name="P92"/>
      <text:p text:style-name="P9"><text:span text:style-name="T81"><text:tab/>It will show up as RED font. </text:span><text:span text:style-name="T82">(Tested – this works).</text:span></text:p>
      <text:p text:style-name="P93"/>
      <text:p text:style-name="P9"><text:span text:style-name="T82"><text:tab/></text:span><text:span text:style-name="T83">You can also use classes:</text:span></text:p>
      <text:p text:style-name="P94"/>
      <text:p text:style-name="P9"><text:span text:style-name="T83"><text:tab/><text:tab/></text:span><text:span text:style-name="T11">.tuna{color:blue;}</text:span></text:p>
      <text:p text:style-name="P35"/>
      <text:p text:style-name="P9"><text:span text:style-name="T11"><text:tab/></text:span><text:span text:style-name="T83">We can see that is also applies styles to anything that you use:</text:span></text:p>
      <text:p text:style-name="P94"/>
      <text:p text:style-name="P94"><text:tab/><text:tab/>&lt;p class=”tuna”&gt; stuff &lt;/p&gt;</text:p>
      <text:p text:style-name="P94"/>
      <text:p text:style-name="P94"><text:tab/>And that will show up in blue.</text:p>
      <text:p text:style-name="P94"/>
      <text:p text:style-name="P94"><text:tab/>We can take the CLASS version a step further by STARTING IT in the css file with the name of the html tag it will care about only.</text:p>
      <text:p text:style-name="P94"/>
      <text:p text:style-name="P94"><text:tab/><text:tab/>p.tuna{color:green;}</text:p>
      <text:p text:style-name="P94"/>
      <text:p text:style-name="P9"><text:span text:style-name="T83"><text:tab/>The above will only change tuna classes that are PARAGRAPH TYPES (&lt;p&gt;) ! </text:span><text:span text:style-name="T84">(tested and working).</text:span></text:p>
      <text:p text:style-name="P95"/>
      <text:p text:style-name="P95"><text:tab/>So we still have this in html5 but we can also use attribute selectors! This let’s use get even more-specific and apply it to things that have attributes.</text:p>
      <text:p text:style-name="P95"/>
      <text:p text:style-name="P9"><text:span text:style-name="T84"><text:tab/><text:tab/></text:span><text:span text:style-name="T12">p[name]{color:blue’}</text:span></text:p>
      <text:p text:style-name="P36"/>
      <text:p text:style-name="P9"><text:span text:style-name="T12"><text:tab/></text:span><text:span text:style-name="T84">This will make everything with the attribute ‘name’ that is a paragraph to blue like:</text:span></text:p>
      <text:p text:style-name="P95"/>
      <text:p text:style-name="P9"><text:span text:style-name="T84"><text:tab/><text:tab/></text:span><text:span text:style-name="T12">&lt;p name=”anything”&gt; blue test!</text:span><text:span text:style-name="T84"> </text:span><text:span text:style-name="T12">&lt;/p</text:span><text:span text:style-name="T13">&gt;</text:span></text:p>
      <text:p text:style-name="P9"><text:soft-page-break/><text:span text:style-name="T84"><text:tab/></text:span><text:span text:style-name="T85">Pretty awesome stuff so far!</text:span><text:span text:style-name="T84"> </text:span><text:span text:style-name="T86">We can use “=” to set those attributes and try and match them! Let’s keep with our name examples.</text:span></text:p>
      <text:p text:style-name="P96"/>
      <text:p text:style-name="P9"><text:span text:style-name="T86"><text:tab/><text:tab/></text:span><text:span text:style-name="T14">p[name=’mike’]{color:pink;}</text:span></text:p>
      <text:p text:style-name="P37"/>
      <text:p text:style-name="P9"><text:span text:style-name="T14"><text:tab/></text:span><text:span text:style-name="T87">Now anything that’s a paragraph with the NAME attribute equal to ‘mike’ will become pink!</text:span></text:p>
      <text:p text:style-name="P97"/>
      <text:p text:style-name="P9"><text:span text:style-name="T87"><text:tab/></text:span><text:span text:style-name="T88">In css3 you can use REGULAR EXPRESSIONS as well for this.</text:span></text:p>
      <text:p text:style-name="P98"/>
      <text:p text:style-name="P9"><text:span text:style-name="T88"><text:tab/><text:tab/></text:span><text:span text:style-name="T15">p[name^=”bacon”]{color:red;}</text:span></text:p>
      <text:p text:style-name="P38"/>
      <text:p text:style-name="P9"><text:span text:style-name="T15"><text:tab/></text:span><text:span text:style-name="T88">So this regex (the carrot after the attribute (name) means that this will match any NAME that STARTS with bacon.</text:span></text:p>
      <text:p text:style-name="P98"/>
      <text:p text:style-name="P10"><text:span text:style-name="T88"><text:tab/><text:tab/></text:span><text:span text:style-name="T15">p[name$=”bacon”]{color:red;}</text:span></text:p>
      <text:p text:style-name="P39"/>
      <text:p text:style-name="P10"><text:span text:style-name="T15"><text:tab/></text:span><text:span text:style-name="T88">The dollarsign is the opposite of the ^ sign – so in this case it means anything that ENDS with ‘bacon’ (wow those urls.py files from django sure make a lot more sense now!)</text:span></text:p>
      <text:p text:style-name="P99"/>
      <text:p text:style-name="P10"><text:span text:style-name="T88"><text:tab/></text:span><text:span text:style-name="T89">Finally we’ll try with “*” the asterisk symbol.</text:span></text:p>
      <text:p text:style-name="P100"/>
      <text:p text:style-name="P11"><text:tab/><text:tab/><text:span text:style-name="T15">p[name*</text:span><text:span text:style-name="T16">=”</text:span><text:span text:style-name="T15">bacon”]{color:red;}</text:span></text:p>
      <text:p text:style-name="P40"/>
      <text:p text:style-name="P11"><text:span text:style-name="T15"><text:tab/></text:span><text:span text:style-name="T89">This will catch bacon ANYWHERE in it so it will match names like:</text:span></text:p>
      <text:p text:style-name="P101"/>
      <text:p text:style-name="P11"><text:span text:style-name="T89"><text:tab/><text:tab/></text:span><text:span text:style-name="T16">name=’whyWasTherebaconinthesoapppp’</text:span></text:p>
      <text:p text:style-name="P41"/>
      <text:p text:style-name="P11"><text:span text:style-name="T16"><text:tab/></text:span><text:span text:style-name="T90">So there you go – hopefully some of the CSS makes a little more sense and we’re starting to see where tags and attributes come into play when writing something in html5. More to come soon.</text:span></text:p>
      <text:p text:style-name="P102"/>
      <text:p text:style-name="P102"/>
      <text:p text:style-name="P12"><text:span text:style-name="T55">P</text:span><text:span text:style-name="T52">seudo-Classes:</text:span></text:p>
      <text:p text:style-name="P67"/>
      <text:p text:style-name="P12"><text:span text:style-name="T52"><text:tab/></text:span><text:span text:style-name="T67">Pseudo-classes is something that we had in css3 and it gives us more control over the styling of our site.</text:span></text:p>
      <text:p text:style-name="P103"><text:tab/>So let’s clear out everything from our main css. If we had:</text:p>
      <text:p text:style-name="P42"/>
      <text:p text:style-name="P42"><text:tab/>&lt;div id="mommy"&gt;</text:p>
      <text:p text:style-name="P42"><text:tab/><text:tab/>&lt;p class="mike"&gt;tuna&lt;/p&gt;</text:p>
      <text:p text:style-name="P42"><text:tab/><text:tab/>&lt;p class="mike"&gt;tuna&lt;/p&gt;</text:p>
      <text:p text:style-name="P42"><text:tab/><text:tab/>&lt;p class="mike"&gt;tuna&lt;/p&gt;</text:p>
      <text:p text:style-name="P42"><text:tab/>&lt;/div&gt;</text:p>
      <text:p text:style-name="P42"/>
      <text:p text:style-name="P12"><text:span text:style-name="T1"><text:tab/></text:span><text:span text:style-name="T67">The &lt;p&gt; paragraph is a child of the parent &lt;div&gt; (generic object, add parent tags here).</text:span></text:p>
      <text:p text:style-name="P103"/>
      <text:p text:style-name="P12"><text:span text:style-name="T67"><text:tab/></text:span><text:span text:style-name="T91">All of these paragraphs have the same class, mike. But we can pick the “nth” child </text:span><text:span text:style-name="T92">in css!</text:span></text:p>
      <text:p text:style-name="P104"/>
      <text:p text:style-name="P12"><text:span text:style-name="T92"><text:tab/><text:tab/></text:span><text:span text:style-name="T17">p:nth-child(3){color:red;}</text:span></text:p>
      <text:p text:style-name="P43"/>
      <text:p text:style-name="P12"><text:soft-page-break/><text:span text:style-name="T17"><text:tab/></text:span><text:span text:style-name="T93">This means any paragraph that is the third child gets that styling applied to it! Very cool right? Pretty weird but kinda useful!</text:span></text:p>
      <text:p text:style-name="P12"><text:span text:style-name="T93"><text:tab/></text:span><text:span text:style-name="T94">Tested and working. The above example works.</text:span></text:p>
      <text:p text:style-name="P105"><text:tab/>Now this looks pretty useless right? Well you’re correct. BUT you can use keywords for formulas in there like:</text:p>
      <text:p text:style-name="P105"/>
      <text:p text:style-name="P12"><text:span text:style-name="T94"><text:tab/><text:tab/></text:span><text:span text:style-name="T18">p:nth-child(odd){color:red;}</text:span></text:p>
      <text:p text:style-name="P44"/>
      <text:p text:style-name="P12"><text:span text:style-name="T18"><text:tab/></text:span><text:span text:style-name="T94">And every OTHER color will be red! WHAT this is perfect and very much so what we need!</text:span></text:p>
      <text:p text:style-name="P105"/>
      <text:p text:style-name="P44"><text:tab/><text:tab/>p:nth-child(even){color:red;}</text:p>
      <text:p text:style-name="P44"><text:tab/><text:tab/>p:nth-child(odd){color:green;}</text:p>
      <text:p text:style-name="P44"/>
      <text:p text:style-name="P12"><text:span text:style-name="T18"><text:tab/></text:span><text:span text:style-name="T95">And you’ve got a christmas theme. nth-child in css is more-commonly used for this; alternating row-colors is very useful for long tables of data to slightly alter the colors of rows to make it easier to follow.</text:span></text:p>
      <text:p text:style-name="P106"/>
      <text:p text:style-name="P106"/>
      <text:p text:style-name="P13"><text:span text:style-name="T56">N</text:span><text:span text:style-name="T52">egation Pseudo-Class:</text:span></text:p>
      <text:p text:style-name="P68"/>
      <text:p text:style-name="P13"><text:span text:style-name="T52"><text:tab/></text:span><text:span text:style-name="T67">This is a different way to look at CSS. Up until this point we’ve been taking elements and applying styles to them.</text:span></text:p>
      <text:p text:style-name="P107"><text:tab/>With negations we say what we want to EXCLUDE from the css rules. Kinda, anti-css. Got it? Well follow alone.</text:p>
      <text:p text:style-name="P13"><text:span text:style-name="T67"><text:tab/></text:span><text:span text:style-name="T96">Wipe your main.css file first of all.</text:span></text:p>
      <text:p text:style-name="P108"/>
      <text:p text:style-name="P13"><text:span text:style-name="T96"><text:tab/><text:tab/></text:span><text:span text:style-name="T19">*{color:blue;}</text:span></text:p>
      <text:p text:style-name="P45"/>
      <text:p text:style-name="P13"><text:span text:style-name="T19"><text:tab/></text:span><text:span text:style-name="T96">The above will turn EVERYTHING blue. Pretty sweet huh? Now let’s change a few things. Let’s change some of our classes from ‘mike’ to ‘sally’ in the html.</text:span></text:p>
      <text:p text:style-name="P108"/>
      <text:p text:style-name="P13"><text:span text:style-name="T96"><text:tab/><text:tab/></text:span><text:span text:style-name="T19">*{color:blue;}</text:span></text:p>
      <text:p text:style-name="P45"><text:tab/><text:tab/>:not(.mike){color:red;}</text:p>
      <text:p text:style-name="P45"/>
      <text:p text:style-name="P13"><text:span text:style-name="T19"><text:tab/></text:span><text:span text:style-name="T96">The above however will make everything blue EXCEPT stuff that isn’t in the class mike will be colored RED. So the things we tagged with class “sally” will be red while everything else will be blue! </text:span><text:span text:style-name="T97">Tested and working.</text:span></text:p>
      <text:p text:style-name="P109"/>
      <text:p text:style-name="P109"/>
      <text:p text:style-name="P14"><text:span text:style-name="T57">C</text:span><text:span text:style-name="T52">SS3 Selectors:</text:span></text:p>
      <text:p text:style-name="P69"/>
      <text:p text:style-name="P14"><text:span text:style-name="T52"><text:tab/></text:span><text:span text:style-name="T98">The greater-than sign is a way to say “Anything with this as a parent that is this:” or for example the</text:span><text:span text:style-name="T67"> greater-than sign works like this:</text:span></text:p>
      <text:p text:style-name="P110"/>
      <text:p text:style-name="P14"><text:span text:style-name="T67"><text:tab/><text:tab/></text:span><text:span text:style-name="T1">div &gt; p {color:green;}</text:span></text:p>
      <text:p text:style-name="P46"><text:tab/></text:p>
      <text:p text:style-name="P14"><text:span text:style-name="T1"><text:tab/></text:span><text:span text:style-name="T67">Any &lt;p&gt; paragraph that has a parent &lt;div&gt; will be affected by this rule!</text:span></text:p>
      <text:p text:style-name="P110"/>
      <text:p text:style-name="P14"><text:span text:style-name="T67"><text:tab/><text:tab/></text:span><text:span text:style-name="T20">body &gt; p {color:green;}</text:span></text:p>
      <text:p text:style-name="P47"><text:soft-page-break/></text:p>
      <text:p text:style-name="P14"><text:span text:style-name="T20"><text:tab/></text:span><text:span text:style-name="T99">Any &lt;p&gt; whose parent is a &lt;body&gt; (inside &lt;body&gt; !)</text:span></text:p>
      <text:p text:style-name="P111"/>
      <text:p text:style-name="P14"><text:span text:style-name="T99"><text:tab/></text:span><text:span text:style-name="T100">The next one is a little trickier. The PLUS sign is saying “anything that is &lt;to the right&gt; that <text:s/>follows &lt;to the left&gt; affect it as such:</text:span></text:p>
      <text:p text:style-name="P112"/>
      <text:p text:style-name="P14"><text:span text:style-name="T100"><text:tab/><text:tab/></text:span><text:span text:style-name="T21">p.mike + p {color:blue;}</text:span></text:p>
      <text:p text:style-name="P48"/>
      <text:p text:style-name="P14"><text:span text:style-name="T21"><text:tab/></text:span><text:span text:style-name="T100">This is saying that whenever we have a paragraph AFTER a paragraph with class “mike” turn it blue! The first paragraph with class mike will NOT be affected however!</text:span></text:p>
      <text:p text:style-name="P14"><text:span text:style-name="T100"><text:tab/></text:span><text:span text:style-name="T101">The plus-sign selector can only work on things with the SAME PARENT TAG.</text:span></text:p>
      <text:p text:style-name="P113"/>
      <text:p text:style-name="P14"><text:span text:style-name="T101"><text:tab/></text:span><text:span text:style-name="T102">The last selector we’ll talk is the “~” selector. It’s similar to the plus sign however it doesn’t need to IMMEDIATLY follow it like with the plus-sign. </text:span><text:span text:style-name="T103">Anything under the same parent following that will be affected.</text:span></text:p>
      <text:p text:style-name="P114"/>
      <text:p text:style-name="P14"><text:span text:style-name="T103"><text:tab/><text:tab/></text:span><text:span text:style-name="T22">p.mike ~ p{color:blue;}</text:span></text:p>
      <text:p text:style-name="P49"/>
      <text:p text:style-name="P14"><text:span text:style-name="T22"><text:tab/></text:span><text:span text:style-name="T103">That turns every paragraph in the same parent blue as long as it’s after a paragraph whose class is ‘mike’ ; got it? </text:span><text:span text:style-name="T104">The plus sign is the IMMEDIATE FOLLOWER and the tilda is EVERYTHING FOLLOWING. Pretty cool eh?</text:span></text:p>
      <text:p text:style-name="P115"/>
      <text:p text:style-name="P115"/>
      <text:p text:style-name="P15"><text:span text:style-name="T58">L</text:span><text:span text:style-name="T52">aying out the website:</text:span></text:p>
      <text:p text:style-name="P70"/>
      <text:p text:style-name="P15"><text:span text:style-name="T52"><text:tab/></text:span><text:span text:style-name="T67">So let’s finally start laying out the website that we made in the earlier tutorials. We’ll style it as well, so we’re going back to the html now.</text:span></text:p>
      <text:p text:style-name="P116"><text:tab/>We’re going to use an old traditional box model in css.</text:p>
      <text:p text:style-name="P15"><text:span text:style-name="T67"><text:tab/></text:span><text:span text:style-name="T105">THEN we’re going to see the new style. You can use bits and pieces from both of them. Both are awesome.</text:span></text:p>
      <text:p text:style-name="P15"><text:span text:style-name="T105"><text:tab/></text:span><text:span text:style-name="T106">Load up your earlier example </text:span><text:span text:style-name="T107">(example1.html) as we’re going to keep expanding this.</text:span></text:p>
      <text:p text:style-name="P117"/>
      <text:p text:style-name="P15"><text:span text:style-name="T107"><text:tab/></text:span><text:span text:style-name="T108">We need to surround EVERYTHING in a huge &lt;div&gt; tag. Let’s give in an id.</text:span></text:p>
      <text:p text:style-name="P118"/>
      <text:p text:style-name="P15"><text:span text:style-name="T108"><text:tab/><text:tab/></text:span><text:span text:style-name="T23">&lt;div id=”big_wrapper”&gt;</text:span></text:p>
      <text:p text:style-name="P50"><text:tab/><text:tab/><text:tab/>YOUR WHOLE BODY HERE</text:p>
      <text:p text:style-name="P50"><text:tab/><text:tab/>&lt;/div&gt;</text:p>
      <text:p text:style-name="P50"/>
      <text:p text:style-name="P15"><text:span text:style-name="T23"><text:tab/></text:span><text:span text:style-name="T109">This will be so we can apply stuff to the full website later on. </text:span><text:span text:style-name="T110">Let’s give our existing tags some id’s.</text:span></text:p>
      <text:p text:style-name="P15"><text:span text:style-name="T110"><text:tab/><text:tab/></text:span><text:span text:style-name="T24">&lt;header id=”top_header”&gt;…</text:span></text:p>
      <text:p text:style-name="P51"><text:tab/><text:tab/>&lt;nav id=”top_menu”&gt;</text:p>
      <text:p text:style-name="P51"><text:tab/><text:tab/>&lt;section id=”section”&gt;</text:p>
      <text:p text:style-name="P51"><text:tab/><text:tab/>&lt;aside id=”side_news”&gt;</text:p>
      <text:p text:style-name="P51"><text:tab/><text:tab/>&lt;footer id=”footer”&gt;</text:p>
      <text:p text:style-name="P51"/>
      <text:p text:style-name="P15"><text:span text:style-name="T24"><text:tab/></text:span><text:span text:style-name="T110">And refresh and you’ll see that nothing has changed. NICE. This is a true skeleton. We’re ready to style as everything has an id. Our body is ready to be manipulated and we’re ready to enhance our website (woohoo!).</text:span></text:p>
      <text:p text:style-name="P15"><text:soft-page-break/><text:span text:style-name="T110"><text:tab/></text:span><text:span text:style-name="T111">We have a lot of css and styling to cover now but our HTML is ready for it!</text:span></text:p>
      <text:p text:style-name="P119"/>
      <text:p text:style-name="P119"/>
      <text:p text:style-name="P16"><text:span text:style-name="T59">S</text:span><text:span text:style-name="T52">tarting the Styling:</text:span></text:p>
      <text:p text:style-name="P71"/>
      <text:p text:style-name="P16"><text:span text:style-name="T52"><text:tab/></text:span><text:span text:style-name="T67">Alright now that we’ve.prepped out html it’s time to lay out our website! Hop away from our html file and over to the CSS file.</text:span></text:p>
      <text:p text:style-name="P120"/>
      <text:p text:style-name="P120"><text:tab/>Let’s set a default margin for ALL tags “*”</text:p>
      <text:p text:style-name="P120"/>
      <text:p text:style-name="P16"><text:span text:style-name="T67"><text:tab/><text:tab/></text:span><text:span text:style-name="T1">*{</text:span></text:p>
      <text:p text:style-name="P52"><text:tab/><text:tab/><text:tab/>margin: 0px;</text:p>
      <text:p text:style-name="P52"><text:tab/><text:tab/><text:tab/>padding: 0px;</text:p>
      <text:p text:style-name="P52"><text:tab/><text:tab/>}</text:p>
      <text:p text:style-name="P52"/>
      <text:p text:style-name="P16"><text:span text:style-name="T1"><text:tab/></text:span><text:span text:style-name="T67">0px means 0 pixels. This will make there be no padding and no margins for EVERYTHING.</text:span></text:p>
      <text:p text:style-name="P120"/>
      <text:p text:style-name="P16"><text:span text:style-name="T67"><text:tab/></text:span><text:span text:style-name="T112">So let’s go ahead and change the font to make it look prettier. Our first heading will be h1 (first header that shows up)</text:span></text:p>
      <text:p text:style-name="P121"/>
      <text:p text:style-name="P16"><text:span text:style-name="T112"><text:tab/><text:tab/></text:span><text:span text:style-name="T25">h1{</text:span></text:p>
      <text:p text:style-name="P53"><text:tab/><text:tab/><text:tab/>font: bold 20px Tahoma;</text:p>
      <text:p text:style-name="P53"><text:tab/><text:tab/>}</text:p>
      <text:p text:style-name="P53"/>
      <text:p text:style-name="P17"><text:span text:style-name="T25"><text:tab/><text:tab/>h</text:span><text:span text:style-name="T26">2</text:span><text:span text:style-name="T25">{</text:span></text:p>
      <text:p text:style-name="P17"><text:span text:style-name="T25"><text:tab/><text:tab/><text:tab/>font: bold </text:span><text:span text:style-name="T26">14</text:span><text:span text:style-name="T25">px Tahoma;</text:span></text:p>
      <text:p text:style-name="P54"><text:tab/><text:tab/>}</text:p>
      <text:p text:style-name="P53"/>
      <text:p text:style-name="P16"><text:span text:style-name="T25"><text:tab/></text:span><text:span text:style-name="T113">That’s an example of some font-formatting there. </text:span><text:span text:style-name="T114">Bold 20px Tahoma font! </text:span><text:span text:style-name="T115">Order is font WEIGHT, then SIZE, then HEAD</text:span></text:p>
      <text:p text:style-name="P122"/>
      <text:p text:style-name="P16"><text:span text:style-name="T114"><text:tab/></text:span><text:span text:style-name="T116">We need to make sure, for all browsers, that our html tags will be read <text:s/>correctly.</text:span></text:p>
      <text:p text:style-name="P123"/>
      <text:p text:style-name="P18"><text:span text:style-name="T116"><text:tab/><text:tab/></text:span><text:span text:style-name="T27">header, section, footer, aside, nav, article, hgroup {</text:span></text:p>
      <text:p text:style-name="P55"><text:tab/><text:tab/><text:tab/>display:block;</text:p>
      <text:p text:style-name="P55"><text:tab/><text:tab/>}</text:p>
      <text:p text:style-name="P55"/>
      <text:p text:style-name="P18"><text:span text:style-name="T27"><text:tab/></text:span><text:span text:style-name="T116">This makes all of those tags BLOCK-LEVEL elements (in case our browsers don’t handle html5 correclty.</text:span></text:p>
      <text:p text:style-name="P124"/>
      <text:p text:style-name="P124"><text:tab/>Now onto the body.</text:p>
      <text:p text:style-name="P124"/>
      <text:p text:style-name="P18"><text:span text:style-name="T116"><text:tab/><text:tab/></text:span><text:span text:style-name="T27">body{</text:span></text:p>
      <text:p text:style-name="P55"><text:tab/><text:tab/><text:tab/>text-align:center;</text:p>
      <text:p text:style-name="P55"><text:tab/><text:tab/>}</text:p>
      <text:p text:style-name="P55"/>
      <text:p text:style-name="P18"><text:span text:style-name="T27"><text:tab/></text:span><text:span text:style-name="T117">This will get everything in the body aligned to the center. </text:span><text:span text:style-name="T118">Wow it worked perfectly! Now that we’ve got all of this worked out we can start making the site look really good.</text:span></text:p>
      <text:p text:style-name="P125"/>
      <text:p text:style-name="P125"><text:soft-page-break/></text:p>
      <text:p text:style-name="P19"><text:span text:style-name="T60">S</text:span><text:span text:style-name="T52">tyling the Navigation Menu:</text:span></text:p>
      <text:p text:style-name="P72"/>
      <text:p text:style-name="P19"><text:span text:style-name="T52"><text:tab/></text:span><text:span text:style-name="T67">The website is starting to look better but I don’t think we’ll be getting any web design jobs with this in our resume.</text:span></text:p>
      <text:p text:style-name="P126"><text:tab/>Let’s tackle the big-wrapper in the main div we added.</text:p>
      <text:p text:style-name="P126"/>
      <text:p text:style-name="P19"><text:span text:style-name="T67"><text:tab/><text:tab/></text:span><text:span text:style-name="T1">#big_wrapper{</text:span></text:p>
      <text:p text:style-name="P56"><text:tab/><text:tab/><text:tab/>border: 1px solid black;</text:p>
      <text:p text:style-name="P56"><text:tab/><text:tab/><text:tab/>width: 1000px;</text:p>
      <text:p text:style-name="P19"><text:span text:style-name="T1"><text:tab/><text:tab/><text:tab/></text:span><text:span text:style-name="T28">margin: 20px auto;</text:span></text:p>
      <text:p text:style-name="P56"><text:tab/><text:tab/>}</text:p>
      <text:p text:style-name="P56"/>
      <text:p text:style-name="P19"><text:span text:style-name="T1"><text:tab/></text:span><text:span text:style-name="T67">Nice the bottom of the page has a border. Now our website isn’t the entire width of the browser right? We want it between 950 and 1000 pixels wide. Let’s do 1000. </text:span><text:span text:style-name="T119">Now we’ll see the borders in both directions. We’ll also set a margin (how much space between our website to the top of the browser as it looks weird if it’s just there at the top). </text:span><text:span text:style-name="T120">The “auto” just tells it to figure out the sides.</text:span></text:p>
      <text:p text:style-name="P127"/>
      <text:p text:style-name="P19"><text:span text:style-name="T119"><text:tab/></text:span><text:span text:style-name="T120">NICE! Now it’s in a box on its own. </text:span><text:span text:style-name="T121">Our website is perfectly centered.</text:span></text:p>
      <text:p text:style-name="P128"><text:tab/>Now let’s left-align the TEXT (box is still center aligned, ahaaa).</text:p>
      <text:p text:style-name="P128"/>
      <text:p text:style-name="P19"><text:span text:style-name="T121"><text:tab/>Perfect seems to be working correctly. </text:span><text:span text:style-name="T122">Now let’s work in our links.</text:span></text:p>
      <text:p text:style-name="P129"/>
      <text:p text:style-name="P19"><text:span text:style-name="T122"><text:tab/><text:tab/></text:span><text:span text:style-name="T29">#top_header{</text:span></text:p>
      <text:p text:style-name="P57"><text:tab/><text:tab/><text:tab/>background: yellow;</text:p>
      <text:p text:style-name="P57"><text:tab/><text:tab/><text:tab/>border: 1px solid blue;</text:p>
      <text:p text:style-name="P57"><text:tab/><text:tab/><text:tab/>padding: 20px;</text:p>
      <text:p text:style-name="P57"><text:tab/><text:tab/>}</text:p>
      <text:p text:style-name="P57"/>
      <text:p text:style-name="P19"><text:span text:style-name="T29"><text:tab/></text:span><text:span text:style-name="T123">Works perfectly! There’s some color to our site. Now let’s work on our top_menu which we named as such in the tags!</text:span></text:p>
      <text:p text:style-name="P130"/>
      <text:p text:style-name="P19"><text:span text:style-name="T123"><text:tab/><text:tab/></text:span><text:span text:style-name="T124">#top_menu{</text:span></text:p>
      <text:p text:style-name="P131"><text:tab/><text:tab/><text:tab/>background: blue;</text:p>
      <text:p text:style-name="P131"><text:tab/><text:tab/><text:tab/>color: white;</text:p>
      <text:p text:style-name="P131"><text:tab/><text:tab/>}</text:p>
      <text:p text:style-name="P131"/>
      <text:p text:style-name="P19"><text:span text:style-name="T124"><text:tab/></text:span><text:span text:style-name="T125">Our list items look absolutely terrible. If you remember though, in our top menu we have an unordered list &lt;ul&gt; with list items &lt;li&gt;.so to access these (&lt;li&gt;) in the CSS we can do:</text:span></text:p>
      <text:p text:style-name="P132"/>
      <text:p text:style-name="P19"><text:span text:style-name="T125"><text:tab/><text:tab/></text:span><text:span text:style-name="T30">#top_menu li {</text:span></text:p>
      <text:p text:style-name="P19"><text:span text:style-name="T30"><text:tab/><text:tab/><text:tab/></text:span><text:span text:style-name="T31">display: in</text:span><text:span text:style-name="T32">line-</text:span><text:span text:style-name="T31">block;</text:span></text:p>
      <text:p text:style-name="P19"><text:span text:style-name="T31"><text:tab/><text:tab/><text:tab/></text:span><text:span text:style-name="T32">list-style: none;</text:span></text:p>
      <text:p text:style-name="P19"><text:span text:style-name="T32"><text:tab/><text:tab/><text:tab/></text:span><text:span text:style-name="T33">padding: 5px;</text:span></text:p>
      <text:p text:style-name="P58"><text:tab/><text:tab/><text:tab/>font: bold 14px Tahoma;</text:p>
      <text:p text:style-name="P59"><text:tab/><text:tab/>}</text:p>
      <text:p text:style-name="P59"/>
      <text:p text:style-name="P19"><text:span text:style-name="T30"><text:tab/></text:span><text:span text:style-name="T126">List-style none will disable all of the styling they gave to lists.</text:span></text:p>
      <text:p text:style-name="P19"><text:span text:style-name="T126"><text:tab/>Display </text:span><text:span text:style-name="T127">inline-block will make the list in a single line and it will be treated as a single block.</text:span></text:p>
      <text:p text:style-name="P133"><text:soft-page-break/><text:tab/>Padding will creating some padding for the list itself.</text:p>
      <text:p text:style-name="P133"><text:tab/>Font is just font.</text:p>
      <text:p text:style-name="P19"><text:span text:style-name="T127"><text:tab/></text:span><text:span text:style-name="T128">Next tutorials we’ll start making things look better but this was a good demonstration of the power of CSS.</text:span></text:p>
      <text:p text:style-name="P134"/>
      <text:p text:style-name="P134"/>
      <text:p text:style-name="P73">Making Everything Pretty:</text:p>
      <text:p text:style-name="P73"/>
      <text:p text:style-name="P20"><text:span text:style-name="T52"><text:tab/></text:span><text:span text:style-name="T67">We’re going to finish laying out the tutorial finally in this 12</text:span><text:span text:style-name="T150">th</text:span><text:span text:style-name="T67"> tutorial. So let’s work on the main section (the body and the two articles in it and the news section).</text:span></text:p>
      <text:p text:style-name="P135"/>
      <text:p text:style-name="P135"><text:tab/>So in our main css file let’s do:</text:p>
      <text:p text:style-name="P135"/>
      <text:p text:style-name="P20"><text:span text:style-name="T67"><text:tab/><text:tab/></text:span><text:span text:style-name="T1">#main_section{</text:span></text:p>
      <text:p text:style-name="P60"><text:tab/><text:tab/><text:tab/>float: left;</text:p>
      <text:p text:style-name="P60"><text:tab/><text:tab/><text:tab/>margin: 30px;</text:p>
      <text:p text:style-name="P60"><text:tab/><text:tab/><text:tab/>width: 660px; </text:p>
      <text:p text:style-name="P60"><text:tab/><text:tab/>}</text:p>
      <text:p text:style-name="P60"/>
      <text:p text:style-name="P20"><text:span text:style-name="T1"><text:tab/></text:span><text:span text:style-name="T67">Keep in mind our website is 1000px wide. We want our main section to float to the left. Float left; accomplishes this.</text:span></text:p>
      <text:p text:style-name="P135"><text:tab/>Now let’s set our width to 660px; (you can play with this). Let’s add a margin of 30 pixels (this adds 30 on top, left, right, bottom. For left+right that’s 30+30+660 so we have 720 on the left side (see how it works?).</text:p>
      <text:p text:style-name="P135"><text:tab/>Now knowing that let’s do side_news:</text:p>
      <text:p text:style-name="P135"/>
      <text:p text:style-name="P60"><text:tab/><text:tab/>#side_news{</text:p>
      <text:p text:style-name="P60"><text:tab/><text:tab/><text:tab/>float: left;</text:p>
      <text:p text:style-name="P60"><text:tab/><text:tab/><text:tab/>width: 220px;</text:p>
      <text:p text:style-name="P60"><text:tab/><text:tab/><text:tab/>margin: 20px 0px;</text:p>
      <text:p text:style-name="P60"><text:tab/><text:tab/><text:tab/>padding: 30px;</text:p>
      <text:p text:style-name="P20"><text:span text:style-name="T1"><text:tab/><text:tab/><text:tab/></text:span><text:span text:style-name="T34">background: #66CCCC;</text:span></text:p>
      <text:p text:style-name="P60"><text:tab/><text:tab/>}</text:p>
      <text:p text:style-name="P60"/>
      <text:p text:style-name="P20"><text:span text:style-name="T1"><text:tab/></text:span><text:span text:style-name="T129">This should add up with the other one for 1000px!</text:span></text:p>
      <text:p text:style-name="P135"/>
      <text:p text:style-name="P135"/>
      <text:p text:style-name="P20"><text:span text:style-name="T67"><text:tab/><text:tab/></text:span><text:span text:style-name="T130">#the_footer{</text:span></text:p>
      <text:p text:style-name="P136"><text:tab/><text:tab/><text:tab/>clear: both;</text:p>
      <text:p text:style-name="P136"><text:tab/><text:tab/><text:tab/>text-align: center;</text:p>
      <text:p text:style-name="P20"><text:span text:style-name="T130"><text:tab/><text:tab/><text:tab/></text:span><text:span text:style-name="T131">border-top: 2px solid green;</text:span></text:p>
      <text:p text:style-name="P136"><text:tab/><text:tab/>}</text:p>
      <text:p text:style-name="P135"/>
      <text:p text:style-name="P20"><text:span text:style-name="T67"><text:tab/></text:span><text:span text:style-name="T130">Nothing is floating on the left or right.</text:span><text:span text:style-name="T67"><text:tab/></text:span></text:p>
      <text:p text:style-name="P135"/>
      <text:p text:style-name="P20"><text:span text:style-name="T67"><text:tab/></text:span><text:span text:style-name="T132">Modern browsers treat it a little differently but overall it’s loading pretty well. This is a lot of CSS we’re learning, but hey, it’s all useful…</text:span></text:p>
      <text:p text:style-name="P137"/>
      <text:p text:style-name="P137"/>
      <text:p text:style-name="P21"><text:soft-page-break/><text:span text:style-name="T61">F</text:span><text:span text:style-name="T52">inishing the Layout:</text:span></text:p>
      <text:p text:style-name="P74"/>
      <text:p text:style-name="P21"><text:span text:style-name="T52"><text:tab/></text:span><text:span text:style-name="T67">Finally we’re going to finish styling!</text:span></text:p>
      <text:p text:style-name="P138"/>
      <text:p text:style-name="P138"><text:tab/>So I want to give each of the articles their own borders and backgrounds. Let’s not style the overall section (that was a layout for the entire body). Let’s do it by-article!</text:p>
      <text:p text:style-name="P138"/>
      <text:p text:style-name="P21"><text:span text:style-name="T1"><text:tab/><text:tab/></text:span><text:span text:style-name="T35">article {</text:span></text:p>
      <text:p text:style-name="P61"><text:tab/><text:tab/><text:tab/>background: #FFFBCC;</text:p>
      <text:p text:style-name="P61"><text:tab/><text:tab/><text:tab/>border: 1px solid red;</text:p>
      <text:p text:style-name="P21"><text:span text:style-name="T35"><text:tab/><text:tab/><text:tab/></text:span><text:span text:style-name="T36">padding: 20px;</text:span></text:p>
      <text:p text:style-name="P21"><text:span text:style-name="T36"><text:tab/><text:tab/><text:tab/></text:span><text:span text:style-name="T37">margin-bottom: 15px;</text:span></text:p>
      <text:p text:style-name="P61"><text:tab/><text:tab/>}</text:p>
      <text:p text:style-name="P61"/>
      <text:p text:style-name="P21"><text:span text:style-name="T35"><text:tab/></text:span><text:span text:style-name="T133">Now instead of the footer we can focus on ONLY FOOTERS IN ARTICLES (whattt)</text:span></text:p>
      <text:p text:style-name="P139"/>
      <text:p text:style-name="P21"><text:span text:style-name="T133"><text:tab/><text:tab/></text:span><text:span text:style-name="T38">article footer {</text:span></text:p>
      <text:p text:style-name="P62"><text:tab/><text:tab/><text:tab/>text-align: right;</text:p>
      <text:p text:style-name="P62"><text:tab/><text:tab/>}</text:p>
      <text:p text:style-name="P62"/>
      <text:p text:style-name="P21"><text:span text:style-name="T38"><text:tab/></text:span><text:span text:style-name="T134">So the main-footer is not affected but the footers of the articles is now aligned to the right!</text:span></text:p>
      <text:p text:style-name="P140"/>
      <text:p text:style-name="P140"/>
      <text:p text:style-name="P22"><text:span text:style-name="T62">F</text:span><text:span text:style-name="T52">lexible Box Method:</text:span></text:p>
      <text:p text:style-name="P75"/>
      <text:p text:style-name="P22"><text:span text:style-name="T52"><text:tab/></text:span><text:span text:style-name="T67">Holy cow we are finally back to the html5….</text:span></text:p>
      <text:p text:style-name="P141"/>
      <text:p text:style-name="P22"><text:span text:style-name="T67"><text:tab/></text:span><text:span text:style-name="T135">Now that we understand the traditional box model let’s talk about the flexible box model. This is the new-ish standard. Flexible box models are great.</text:span></text:p>
      <text:p text:style-name="P142"/>
      <text:p text:style-name="P142"><text:tab/><text:span text:style-name="T151">In our html file all of our body is wrapped in one huge div tag – we wanna wrap the main section and the sidenews in another div tag</text:span></text:p>
      <text:p text:style-name="P142"/>
      <text:p text:style-name="P142"><text:tab/><text:tab/><text:span text:style-name="T51">&lt;div id=”new_div”&gt;</text:span></text:p>
      <text:p text:style-name="P146"/>
      <text:p text:style-name="P146"><text:tab/><text:tab/>&lt;/div&gt;</text:p>
      <text:p text:style-name="P146"/>
      <text:p text:style-name="P142"><text:span text:style-name="T51"><text:tab/></text:span><text:span text:style-name="T151">Put that where I told you and we’ll be good to go now.</text:span></text:p>
      <text:p text:style-name="P142"/>
      <text:p text:style-name="P142"><text:tab/><text:span text:style-name="T152">So let’s make a new CSS file now altogether. We can get rid of those stupid colors before.</text:span></text:p>
      <text:p text:style-name="P142"/>
      <text:p text:style-name="P63">*{</text:p>
      <text:p text:style-name="P63"><text:tab/>margin:0px;</text:p>
      <text:p text:style-name="P63"><text:tab/>padding:0px;</text:p>
      <text:p text:style-name="P63">}</text:p>
      <text:p text:style-name="P63"/>
      <text:p text:style-name="P63">h1{</text:p>
      <text:p text:style-name="P63"><text:tab/>font: bold 20px Tahoma;</text:p>
      <text:p text:style-name="P63">}</text:p>
      <text:p text:style-name="P63"><text:soft-page-break/></text:p>
      <text:p text:style-name="P63">h2{</text:p>
      <text:p text:style-name="P63"><text:tab/>font: bold 14px Tahoma;</text:p>
      <text:p text:style-name="P63">}</text:p>
      <text:p text:style-name="P63">header, section, footer, aside, nav, article, hgroup{</text:p>
      <text:p text:style-name="P63"><text:tab/>display:block;</text:p>
      <text:p text:style-name="P63">}</text:p>
      <text:p text:style-name="P63"/>
      <text:p text:style-name="P63"><text:tab/><text:span text:style-name="T63">So now we’ve got all this. We’ve seen all of this before except display:block. What that will do is display things in a block-by-block style (treating each as its own separate thing).</text:span></text:p>
      <text:p text:style-name="P153"/>
      <text:p text:style-name="P153"><text:tab/>Now we’re going to add:</text:p>
      <text:p text:style-name="P153"/>
      <text:p text:style-name="P63"><text:tab/>body{</text:p>
      <text:p text:style-name="P63"><text:tab/><text:tab/>width: 100%;</text:p>
      <text:p text:style-name="P63"><text:tab/><text:tab/>display: flex;</text:p>
      <text:p text:style-name="P63"><text:tab/><text:tab/>justify-content: center;</text:p>
      <text:p text:style-name="P63"><text:tab/>}</text:p>
      <text:p text:style-name="P63"/>
      <text:p text:style-name="P63"><text:tab/><text:span text:style-name="T63">And now is where it gets confusing. We need to alter the display and tell the body that YOU ARE A PARENT BOX and we’ll be putting flexible boxes INSIDE OF YOU.</text:span></text:p>
      <text:p text:style-name="P63"><text:span text:style-name="T63"><text:tab/>The webkit is implemented already in most browsers. Most modern browsers will be able to recognize these kits, but it’s recommended that you use google chrome for these tutorials anyways. </text:span><text:span text:style-name="T65">Now, in his tutorial he still has to tell it about the webkit BUT we can just tell it about flex boxes as they took over. Display: flex; does this!</text:span></text:p>
      <text:p text:style-name="P63"><text:span text:style-name="T63"><text:tab/></text:span><text:span text:style-name="T64">Another thing we’ll want to use is </text:span><text:span text:style-name="T65">the FLEX display and justify-content</text:span><text:span text:style-name="T154">: center; This tells it that if the website is BIGGER than the contents inside, just center the whole website (centering the children of ‘body’). </text:span><text:span text:style-name="T155">This is where we use justify-content: center;</text:span></text:p>
      <text:p text:style-name="P63"><text:span text:style-name="T155"><text:tab/></text:span><text:span text:style-name="T156">Where they use webkit-box we’ll use display: flex;</text:span></text:p>
      <text:p text:style-name="P159"/>
      <text:p text:style-name="P159"/>
      <text:p text:style-name="P23"><text:span text:style-name="T154">S</text:span><text:span text:style-name="T153">tyling the header and navbar:</text:span></text:p>
      <text:p text:style-name="P23"><text:span text:style-name="T153"><text:tab/></text:span><text:span text:style-name="T157">We’re on the 15</text:span><text:span text:style-name="T159">th</text:span><text:span text:style-name="T157"> tutorial now and we’re going to be talking more about this flexible-box-model. </text:span></text:p>
      <text:p text:style-name="P160"><text:tab/>Under our body tag we’ll need to make ANOTHER div-tag defined in our CSS.</text:p>
      <text:p text:style-name="P160"/>
      <text:p text:style-name="P160"/>
      <text:p text:style-name="P162">Tables and Lists:</text:p>
      <text:p text:style-name="P24"><text:span text:style-name="T153"><text:tab/></text:span><text:span text:style-name="T158">We’re going to jump over to a tutorial about table data from another instructor.</text:span></text:p>
      <text:p text:style-name="P161"><text:tab/>Making tables in html is very easy.</text:p>
      <text:p text:style-name="P161"/>
      <text:p text:style-name="P24"/>
      <text:p text:style-name="P24"><text:tab/>&lt;table border=”1” name=”mytable”&gt;</text:p>
      <text:p text:style-name="P24"><text:tab/><text:tab/>&lt;tr&gt;</text:p>
      <text:p text:style-name="P24"><text:tab/><text:tab/><text:tab/>&lt;td&gt;Jeff&lt;/td&gt;</text:p>
      <text:p text:style-name="P24"><text:tab/><text:tab/><text:tab/>&lt;td&gt;Jefferson&lt;/td&gt;</text:p>
      <text:p text:style-name="P24"><text:tab/><text:tab/><text:tab/>&lt;td&gt;Pizza&lt;/td&gt;</text:p>
      <text:p text:style-name="P24"><text:tab/><text:tab/>&lt;/tr&gt;</text:p>
      <text:p text:style-name="P24"><text:tab/>&lt;/table&gt;</text:p>
      <text:p text:style-name="P24"><text:soft-page-break/></text:p>
      <text:p text:style-name="P24"><text:tab/><text:span text:style-name="T136">Now obviously this isn’t very exciting to look at but let’s see what we have.</text:span></text:p>
      <text:p text:style-name="P154"/>
      <text:p text:style-name="P24"><text:span text:style-name="T136"><text:tab/>&lt;table&gt; starts the table. </text:span><text:span text:style-name="T137">border=”1” adds division between rows+columns</text:span></text:p>
      <text:p text:style-name="P154"><text:tab/>&lt;tr&gt; starts the row, end the row with &lt;/tr&gt;</text:p>
      <text:p text:style-name="P154"><text:tab/>&lt;td&gt; adds different columsn wihle within a &lt;tr&gt; tag</text:p>
      <text:p text:style-name="P154"><text:tab/>&lt;th&gt; would be used for a HEADER CELL. Notice that html does something different with it, and the CSS might see it differently too! </text:p>
      <text:p text:style-name="P24"><text:span text:style-name="T136"><text:tab/></text:span><text:span text:style-name="T137">So let’s add a small table.</text:span></text:p>
      <text:p text:style-name="P155"/>
      <text:p text:style-name="P24"><text:span text:style-name="T137"><text:tab/></text:span><text:span text:style-name="T138">Let’s use CSS to make out table look better!</text:span></text:p>
      <text:p text:style-name="P156"/>
      <text:p text:style-name="P24"><text:span text:style-name="T39"><text:tab/><text:tab/>&lt;link rel="stylesheet" href="</text:span><text:span text:style-name="T40">table</text:span><text:span text:style-name="T39">.css"&gt;</text:span></text:p>
      <text:p text:style-name="P147"/>
      <text:p text:style-name="P24"><text:span text:style-name="T39"><text:tab/></text:span><text:span text:style-name="T139">We’re going to throw that in the &lt;header&gt; tags.</text:span></text:p>
      <text:p text:style-name="P148"/>
      <text:p text:style-name="P24"><text:span text:style-name="T41"><text:tab/></text:span><text:span text:style-name="T42">T</text:span><text:span text:style-name="T41">able, th, td {</text:span></text:p>
      <text:p text:style-name="P24"><text:span text:style-name="T41"><text:tab/><text:tab/>border: </text:span><text:span text:style-name="T43">2</text:span><text:span text:style-name="T41">px solid black;</text:span></text:p>
      <text:p text:style-name="P148"><text:tab/><text:tab/>border-collapse: collapse;</text:p>
      <text:p text:style-name="P148"><text:tab/>}</text:p>
      <text:p text:style-name="P148"/>
      <text:p text:style-name="P24"><text:span text:style-name="T41"><text:tab/></text:span><text:span text:style-name="T140">There now everything is nice and divided out. Note that you can also do this in &lt;style&gt;&lt;/style&gt; tags in the header!! </text:span><text:span text:style-name="T141">I also added CSS in the html!</text:span></text:p>
      <text:p text:style-name="P157"/>
      <text:p text:style-name="P149"><text:tab/>&lt;style&gt;</text:p>
      <text:p text:style-name="P149"><text:tab/><text:tab/>body {background-color:grey;}</text:p>
      <text:p text:style-name="P149"><text:tab/>&lt;/style&gt;</text:p>
      <text:p text:style-name="P149"/>
      <text:p text:style-name="P24"><text:span text:style-name="T44"><text:tab/></text:span><text:span text:style-name="T142">So after this tutorial I went on and made my own data-table that changed colors when you hovered over the table cells! Here’s what my CSS looked like!</text:span></text:p>
      <text:p text:style-name="P158"/>
      <text:p text:style-name="P150">Table{</text:p>
      <text:p text:style-name="P150"><text:tab/>border: 3px solid black;</text:p>
      <text:p text:style-name="P150"><text:tab/>border-collapse: collapse;</text:p>
      <text:p text:style-name="P150">}</text:p>
      <text:p text:style-name="P150"/>
      <text:p text:style-name="P150">th {</text:p>
      <text:p text:style-name="P150"><text:tab/>background-color: green;</text:p>
      <text:p text:style-name="P150"><text:tab/>color: solid black;</text:p>
      <text:p text:style-name="P150">}</text:p>
      <text:p text:style-name="P150"/>
      <text:p text:style-name="P150">td {</text:p>
      <text:p text:style-name="P150"><text:tab/>background-color: blue;</text:p>
      <text:p text:style-name="P150"><text:tab/>color: red;</text:p>
      <text:p text:style-name="P150"><text:tab/>font: 24px bold Tahoma;</text:p>
      <text:p text:style-name="P150"><text:tab/>padding: 5px;</text:p>
      <text:p text:style-name="P150">}</text:p>
      <text:p text:style-name="P150"/>
      <text:p text:style-name="P150">td:hover {</text:p>
      <text:p text:style-name="P150"><text:soft-page-break/><text:tab/>background-color: black;</text:p>
      <text:p text:style-name="P150"><text:tab/>color: yellow;</text:p>
      <text:p text:style-name="P150"><text:tab/>font: 24px bold Tahoma;</text:p>
      <text:p text:style-name="P150">}</text:p>
      <text:p text:style-name="P150"/>
      <text:p text:style-name="P24"><text:span text:style-name="T45"><text:tab/></text:span><text:span text:style-name="T143">And it works! Combining this with javascript and/or django would be very powerful for-sure.</text:span></text:p>
      <text:p text:style-name="P24"><text:span text:style-name="T143"/></text:p>
      <text:p text:style-name="P24"><text:span text:style-name="T143"/></text:p>
      <text:p text:style-name="P152"><text:span text:style-name="T66">H</text:span><text:span text:style-name="T52">TML5 Dropdown Menus:</text:span></text:p>
      <text:p text:style-name="P152"><text:span text:style-name="T52"><text:tab/></text:span><text:span text:style-name="T67">Another off-the-trail session. Time to learn how to code dropdown menus in html5 and css3.</text:span></text:p>
      <text:p text:style-name="P152"><text:span text:style-name="T67"/></text:p>
      <text:p text:style-name="P152"><text:span text:style-name="T67"><text:tab/>First we’re going to make an unordered list with a bunch of items:</text:span></text:p>
      <text:p text:style-name="P152"><text:span text:style-name="T67"/></text:p>
      <text:p text:style-name="P152"><text:span text:style-name="T1"><text:tab/>&lt;div id="top_nav"&gt;</text:span></text:p>
      <text:p text:style-name="P152"><text:span text:style-name="T1"><text:tab/><text:tab/>&lt;ul&gt;</text:span></text:p>
      <text:p text:style-name="P152"><text:span text:style-name="T1"><text:tab/><text:tab/><text:tab/>&lt;li&gt;&lt;a href="#"&gt;test2&lt;/a&gt;&lt;/li&gt;</text:span></text:p>
      <text:p text:style-name="P152"><text:span text:style-name="T1"><text:tab/><text:tab/><text:tab/>&lt;li&gt;&lt;a href="#"&gt;test3&lt;/a&gt;&lt;/li&gt;</text:span></text:p>
      <text:p text:style-name="P152"><text:span text:style-name="T1"><text:tab/><text:tab/><text:tab/>&lt;li&gt;&lt;a href="#"&gt;test4&lt;/a&gt;</text:span></text:p>
      <text:p text:style-name="P152"><text:span text:style-name="T1"><text:tab/><text:tab/><text:tab/><text:tab/>&lt;ul&gt;</text:span></text:p>
      <text:p text:style-name="P152"><text:span text:style-name="T1"><text:tab/><text:tab/><text:tab/><text:tab/><text:tab/>&lt;li&gt;&lt;a href="#"&gt;test&lt;/a&gt;&lt;/li&gt;</text:span></text:p>
      <text:p text:style-name="P152"><text:span text:style-name="T1"><text:tab/><text:tab/><text:tab/><text:tab/><text:tab/>&lt;li&gt;&lt;a href="#"&gt;test&lt;/a&gt;&lt;/li&gt;</text:span></text:p>
      <text:p text:style-name="P152"><text:span text:style-name="T1"><text:tab/><text:tab/><text:tab/><text:tab/><text:tab/>&lt;li&gt;&lt;a href="#"&gt;test&lt;/a&gt;&lt;/li&gt;</text:span></text:p>
      <text:p text:style-name="P152"><text:span text:style-name="T1"><text:tab/><text:tab/><text:tab/><text:tab/><text:tab/>&lt;li&gt;&lt;a href="#"&gt;test&lt;/a&gt;&lt;/li&gt;</text:span></text:p>
      <text:p text:style-name="P152"><text:span text:style-name="T1"><text:tab/><text:tab/><text:tab/><text:tab/>&lt;/ul&gt;</text:span></text:p>
      <text:p text:style-name="P152"><text:span text:style-name="T1"><text:tab/><text:tab/><text:tab/>&lt;/li&gt;</text:span></text:p>
      <text:p text:style-name="P152"><text:span text:style-name="T1"><text:tab/><text:tab/><text:tab/>&lt;li&gt;&lt;a href="#"&gt;test&lt;/a&gt;&lt;/li&gt;</text:span></text:p>
      <text:p text:style-name="P152"><text:span text:style-name="T1"><text:tab/><text:tab/>&lt;/ul&gt;</text:span></text:p>
      <text:p text:style-name="P152"><text:span text:style-name="T1"><text:tab/>&lt;/div&gt;</text:span></text:p>
      <text:p text:style-name="P152"><text:span text:style-name="T67"/></text:p>
      <text:p text:style-name="P152"><text:span text:style-name="T67"/></text:p>
      <text:p text:style-name="P152"><text:span text:style-name="T67"><text:tab/></text:span><text:span text:style-name="T144">That’s all there is for the HTML. Make sure all tags are closed. </text:span><text:span text:style-name="T146">Notice that one of the lists does NOT close off until it has &lt;ul&gt; list INSIDE of it. Interesting. We will be adding CSS to our list-within-list! </text:span><text:span text:style-name="T147">That’s how you create a dropdown!</text:span></text:p>
      <text:p text:style-name="P152"><text:span text:style-name="T144"><text:tab/></text:span><text:span text:style-name="T145">Now let’s move onto the CSS side. </text:span><text:span text:style-name="T148">For dropdown functionality:</text:span></text:p>
      <text:p text:style-name="P152"><text:span text:style-name="T148"/></text:p>
      <text:p text:style-name="P152"><text:span text:style-name="T46">#top_nav li:hover ul {</text:span></text:p>
      <text:p text:style-name="P152"><text:span text:style-name="T46"><text:tab/>display: block;</text:span></text:p>
      <text:p text:style-name="P152"><text:span text:style-name="T46">}</text:span></text:p>
      <text:p text:style-name="P152"><text:span text:style-name="T46"/></text:p>
      <text:p text:style-name="P152"><text:span text:style-name="T46">#top_nav {</text:span></text:p>
      <text:p text:style-name="P152"><text:span text:style-name="T46"><text:tab/>display: block;</text:span></text:p>
      <text:p text:style-name="P152"><text:span text:style-name="T46"><text:tab/>position: relative;</text:span></text:p>
      <text:p text:style-name="P152"><text:span text:style-name="T46">}</text:span></text:p>
      <text:p text:style-name="P152"><text:span text:style-name="T46"/></text:p>
      <text:p text:style-name="P152"><text:span text:style-name="T46">#top_nav ul {</text:span></text:p>
      <text:p text:style-name="P152"><text:span text:style-name="T46"><text:tab/>margin:0px;</text:span></text:p>
      <text:p text:style-name="P152"><text:span text:style-name="T46"><text:tab/>padding:0px;</text:span></text:p>
      <text:p text:style-name="P152"><text:span text:style-name="T46">}</text:span></text:p>
      <text:p text:style-name="P152"><text:span text:style-name="T46"/></text:p>
      <text:p text:style-name="P152"><text:soft-page-break/><text:span text:style-name="T46">#top_nav li {</text:span></text:p>
      <text:p text:style-name="P152"><text:span text:style-name="T46"><text:tab/>position: relative;</text:span></text:p>
      <text:p text:style-name="P152"><text:span text:style-name="T46"><text:tab/>float: left;</text:span></text:p>
      <text:p text:style-name="P152"><text:span text:style-name="T46"><text:tab/>list-style-type: none;</text:span></text:p>
      <text:p text:style-name="P152"><text:span text:style-name="T46">}</text:span></text:p>
      <text:p text:style-name="P152"><text:span text:style-name="T46"/></text:p>
      <text:p text:style-name="P152"><text:span text:style-name="T46">#top_nav ul:after{</text:span></text:p>
      <text:p text:style-name="P152"><text:span text:style-name="T46"><text:tab/>content:".";</text:span></text:p>
      <text:p text:style-name="P152"><text:span text:style-name="T46"><text:tab/>display: block;</text:span></text:p>
      <text:p text:style-name="P152"><text:span text:style-name="T46"><text:tab/>height: 0px;</text:span></text:p>
      <text:p text:style-name="P152"><text:span text:style-name="T46"><text:tab/>clear: both;</text:span></text:p>
      <text:p text:style-name="P152"><text:span text:style-name="T46"><text:tab/>visibility: hidden;</text:span></text:p>
      <text:p text:style-name="P152"><text:span text:style-name="T46">}</text:span></text:p>
      <text:p text:style-name="P152"><text:span text:style-name="T46"/></text:p>
      <text:p text:style-name="P152"><text:span text:style-name="T46">#top_nav ul ul{</text:span></text:p>
      <text:p text:style-name="P152"><text:span text:style-name="T46"><text:tab/>position: absolute;</text:span></text:p>
      <text:p text:style-name="P152"><text:span text:style-name="T46"><text:tab/>display: none;</text:span></text:p>
      <text:p text:style-name="P152"><text:span text:style-name="T46"><text:tab/>left: 0px;</text:span></text:p>
      <text:p text:style-name="P152"><text:span text:style-name="T46"><text:tab/>width: 0px;</text:span></text:p>
      <text:p text:style-name="P152"><text:span text:style-name="T46">}</text:span></text:p>
      <text:p text:style-name="P152"><text:span text:style-name="T46"/></text:p>
      <text:p text:style-name="P152"><text:span text:style-name="T46"><text:tab/></text:span><text:span text:style-name="T148">And to make things pretty:</text:span></text:p>
      <text:p text:style-name="P152"><text:span text:style-name="T148"/></text:p>
      <text:p text:style-name="P152"><text:span text:style-name="T148">#top_nav li:hover ul {</text:span></text:p>
      <text:p text:style-name="P152"><text:span text:style-name="T148"><text:tab/>display: block;</text:span></text:p>
      <text:p text:style-name="P152"><text:span text:style-name="T148">}</text:span></text:p>
      <text:p text:style-name="P152"><text:span text:style-name="T148"/></text:p>
      <text:p text:style-name="P152"><text:span text:style-name="T148">#top_nav {</text:span></text:p>
      <text:p text:style-name="P152"><text:span text:style-name="T148"><text:tab/>display: block;</text:span></text:p>
      <text:p text:style-name="P152"><text:span text:style-name="T148"><text:tab/>position: relative;</text:span></text:p>
      <text:p text:style-name="P152"><text:span text:style-name="T148"><text:tab/>background-image: url(ubuntu.jpg);</text:span></text:p>
      <text:p text:style-name="P152"><text:span text:style-name="T148"><text:tab/>/* background-color: #cccccc; */</text:span></text:p>
      <text:p text:style-name="P152"><text:span text:style-name="T148"><text:tab/>background-color: black;</text:span></text:p>
      <text:p text:style-name="P152"><text:span text:style-name="T148"><text:tab/>border:1px solid rgb(200,150,0);</text:span></text:p>
      <text:p text:style-name="P152"><text:span text:style-name="T148"><text:tab/>font: bold 16px Sans-serif;</text:span></text:p>
      <text:p text:style-name="P152"><text:span text:style-name="T148"><text:tab/>height:40px;</text:span></text:p>
      <text:p text:style-name="P152"><text:span text:style-name="T148"><text:tab/>width:1000px;</text:span></text:p>
      <text:p text:style-name="P152"><text:span text:style-name="T148"><text:tab/>margin:0px auto;</text:span></text:p>
      <text:p text:style-name="P152"><text:span text:style-name="T148">}</text:span></text:p>
      <text:p text:style-name="P152"><text:span text:style-name="T148"/></text:p>
      <text:p text:style-name="P152"><text:span text:style-name="T148">#top_nav ul {</text:span></text:p>
      <text:p text:style-name="P152"><text:span text:style-name="T148"><text:tab/>margin:0px;</text:span></text:p>
      <text:p text:style-name="P152"><text:span text:style-name="T148"><text:tab/>padding:0px;</text:span></text:p>
      <text:p text:style-name="P152"><text:span text:style-name="T148">}</text:span></text:p>
      <text:p text:style-name="P152"><text:span text:style-name="T148"/></text:p>
      <text:p text:style-name="P152"><text:span text:style-name="T148">#top_nav li {</text:span></text:p>
      <text:p text:style-name="P152"><text:span text:style-name="T148"><text:tab/>position: relative;</text:span></text:p>
      <text:p text:style-name="P152"><text:span text:style-name="T148"><text:tab/>float: left;</text:span></text:p>
      <text:p text:style-name="P152"><text:span text:style-name="T148"><text:tab/>list-style-type: none;</text:span></text:p>
      <text:p text:style-name="P152"><text:soft-page-break/><text:span text:style-name="T148">}</text:span></text:p>
      <text:p text:style-name="P152"><text:span text:style-name="T148"/></text:p>
      <text:p text:style-name="P152"><text:span text:style-name="T148">#top_nav li <text:s/>{</text:span></text:p>
      <text:p text:style-name="P152"><text:span text:style-name="T148"><text:tab/>text-decoration: none;</text:span></text:p>
      <text:p text:style-name="P152"><text:span text:style-name="T148"><text:tab/>display: block;</text:span></text:p>
      <text:p text:style-name="P152"><text:span text:style-name="T148"><text:tab/>color: white;</text:span></text:p>
      <text:p text:style-name="P152"><text:span text:style-name="T148"><text:tab/>border: 1px solid rgb(230, 100, 0);</text:span></text:p>
      <text:p text:style-name="P152"><text:span text:style-name="T148"><text:tab/>padding: 10px 25px;</text:span></text:p>
      <text:p text:style-name="P152"><text:span text:style-name="T148">}</text:span></text:p>
      <text:p text:style-name="P152"><text:span text:style-name="T148"/></text:p>
      <text:p text:style-name="P152"><text:span text:style-name="T148">#top_nav ul:after{</text:span></text:p>
      <text:p text:style-name="P152"><text:span text:style-name="T148"><text:tab/>content:".";</text:span></text:p>
      <text:p text:style-name="P152"><text:span text:style-name="T148"><text:tab/>display: block;</text:span></text:p>
      <text:p text:style-name="P152"><text:span text:style-name="T148"><text:tab/>height: 0px;</text:span></text:p>
      <text:p text:style-name="P152"><text:span text:style-name="T148"><text:tab/>clear: both;</text:span></text:p>
      <text:p text:style-name="P152"><text:span text:style-name="T148"><text:tab/>visibility: hidden;</text:span></text:p>
      <text:p text:style-name="P152"><text:span text:style-name="T148">}</text:span></text:p>
      <text:p text:style-name="P152"><text:span text:style-name="T148"/></text:p>
      <text:p text:style-name="P152"><text:span text:style-name="T148">#top_nav ul ul{</text:span></text:p>
      <text:p text:style-name="P152"><text:span text:style-name="T148"><text:tab/>position: absolute;</text:span></text:p>
      <text:p text:style-name="P152"><text:span text:style-name="T148"><text:tab/>display: none;</text:span></text:p>
      <text:p text:style-name="P152"><text:span text:style-name="T148"><text:tab/>left: 0px;</text:span></text:p>
      <text:p text:style-name="P152"><text:span text:style-name="T148"><text:tab/>color: black;</text:span></text:p>
      <text:p text:style-name="P152"><text:span text:style-name="T148"><text:tab/>background-color: black;</text:span></text:p>
      <text:p text:style-name="P152"><text:span text:style-name="T148">}</text:span></text:p>
      <text:p text:style-name="P152"><text:span text:style-name="T148"/></text:p>
      <text:p text:style-name="P152"><text:span text:style-name="T148">#top_nav ul ul li {</text:span></text:p>
      <text:p text:style-name="P152"><text:span text:style-name="T148"><text:tab/>border: 1px solid rgb(230,100,0);</text:span></text:p>
      <text:p text:style-name="P152"><text:span text:style-name="T148"><text:tab/>font: bold 12px Sans-serif;</text:span></text:p>
      <text:p text:style-name="P152"><text:span text:style-name="T148">}</text:span></text:p>
      <text:p text:style-name="P152"><text:span text:style-name="T148"/></text:p>
      <text:p text:style-name="P152"><text:span text:style-name="T148">#top_nav ul ul li a {</text:span></text:p>
      <text:p text:style-name="P152"><text:span text:style-name="T148"><text:tab/>border-right: none;</text:span></text:p>
      <text:p text:style-name="P152"><text:span text:style-name="T148">}</text:span></text:p>
      <text:p text:style-name="P152"><text:span text:style-name="T148"><text:s/></text:span></text:p>
      <text:p text:style-name="P152"><text:span text:style-name="T148"><text:tab/></text:span><text:span text:style-name="T149">It works and we’ve already applied it to a work application! Don’t get confused, focus on what the CSS actually includes. Look at that stuff, ul ul li a is just “links inside list objects inside an unordered list inside an unordered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20:33:14.529406222</meta:creation-date>
    <dc:date>2018-04-16T22:29:02.253650316</dc:date>
    <meta:editing-duration>PT7H54M10S</meta:editing-duration>
    <meta:editing-cycles>121</meta:editing-cycles>
    <meta:generator>LibreOffice/6.0.2.1.0$Linux_X86_64 LibreOffice_project/00m0$Build-1</meta:generator>
    <meta:document-statistic meta:table-count="0" meta:image-count="0" meta:object-count="0" meta:page-count="16" meta:paragraph-count="471" meta:word-count="3569" meta:character-count="21221" meta:non-whitespace-character-count="17480"/>
  </office:meta>
</office:document-meta>
</file>